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atha" svg:font-family="Latha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5" style:family="table">
      <style:table-properties style:width="17cm" fo:margin-left="0cm" table:align="left" style:writing-mode="lr-tb"/>
    </style:style>
    <style:style style:name="Table25.A" style:family="table-column">
      <style:table-column-properties style:column-width="3.649cm"/>
    </style:style>
    <style:style style:name="Table25.B" style:family="table-column">
      <style:table-column-properties style:column-width="7.632cm"/>
    </style:style>
    <style:style style:name="Table25.C" style:family="table-column">
      <style:table-column-properties style:column-width="5.719cm"/>
    </style:style>
    <style:style style:name="Table25.1" style:family="table-row">
      <style:table-row-properties style:min-row-height="0.6cm" style:keep-together="true" fo:keep-together="auto"/>
    </style:style>
    <style:style style:name="Table25.A1" style:family="table-cell">
      <style:table-cell-properties style:vertical-align="top" fo:background-color="#4f81bd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5.C1" style:family="table-cell">
      <style:table-cell-properties style:vertical-align="top" fo:background-color="#4f81bd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25.2" style:family="table-row">
      <style:table-row-properties style:keep-together="true" fo:keep-together="auto"/>
    </style:style>
    <style:style style:name="Table25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3" style:family="table-row">
      <style:table-row-properties style:keep-together="true" fo:keep-together="auto"/>
    </style:style>
    <style:style style:name="Table25.A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4" style:family="table-row">
      <style:table-row-properties style:keep-together="true" fo:keep-together="auto"/>
    </style:style>
    <style:style style:name="Table25.A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5" style:family="table-row">
      <style:table-row-properties style:keep-together="true" fo:keep-together="auto"/>
    </style:style>
    <style:style style:name="Table25.A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6" style:family="table-row">
      <style:table-row-properties style:keep-together="true" fo:keep-together="auto"/>
    </style:style>
    <style:style style:name="Table25.A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7" style:family="table-row">
      <style:table-row-properties style:keep-together="true" fo:keep-together="auto"/>
    </style:style>
    <style:style style:name="Table25.A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7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8" style:family="table-row">
      <style:table-row-properties style:keep-together="true" fo:keep-together="auto"/>
    </style:style>
    <style:style style:name="Table25.A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9" style:family="table-row">
      <style:table-row-properties style:keep-together="true" fo:keep-together="auto"/>
    </style:style>
    <style:style style:name="Table25.A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9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0" style:family="table-row">
      <style:table-row-properties style:keep-together="true" fo:keep-together="auto"/>
    </style:style>
    <style:style style:name="Table25.A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1" style:family="table-row">
      <style:table-row-properties style:keep-together="true" fo:keep-together="auto"/>
    </style:style>
    <style:style style:name="Table25.A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2" style:family="table-row">
      <style:table-row-properties style:keep-together="true" fo:keep-together="auto"/>
    </style:style>
    <style:style style:name="Table25.A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3" style:family="table-row">
      <style:table-row-properties style:keep-together="true" fo:keep-together="auto"/>
    </style:style>
    <style:style style:name="Table25.A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4" style:family="table-row">
      <style:table-row-properties style:keep-together="true" fo:keep-together="auto"/>
    </style:style>
    <style:style style:name="Table25.A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5" style:family="table-row">
      <style:table-row-properties style:keep-together="true" fo:keep-together="auto"/>
    </style:style>
    <style:style style:name="Table25.A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6" style:family="table-row">
      <style:table-row-properties style:keep-together="true" fo:keep-together="auto"/>
    </style:style>
    <style:style style:name="Table25.A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7" style:family="table-row">
      <style:table-row-properties style:keep-together="true" fo:keep-together="auto"/>
    </style:style>
    <style:style style:name="Table25.A1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7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8" style:family="table-row">
      <style:table-row-properties style:keep-together="true" fo:keep-together="auto"/>
    </style:style>
    <style:style style:name="Table25.A1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9" style:family="table-row">
      <style:table-row-properties style:keep-together="true" fo:keep-together="auto"/>
    </style:style>
    <style:style style:name="Table25.A1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9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0" style:family="table-row">
      <style:table-row-properties style:keep-together="true" fo:keep-together="auto"/>
    </style:style>
    <style:style style:name="Table25.A2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1" style:family="table-row">
      <style:table-row-properties style:keep-together="true" fo:keep-together="auto"/>
    </style:style>
    <style:style style:name="Table25.A2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2" style:family="table-row">
      <style:table-row-properties style:keep-together="true" fo:keep-together="auto"/>
    </style:style>
    <style:style style:name="Table25.A2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3" style:family="table-row">
      <style:table-row-properties style:keep-together="true" fo:keep-together="auto"/>
    </style:style>
    <style:style style:name="Table25.A2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4" style:family="table-row">
      <style:table-row-properties style:keep-together="true" fo:keep-together="auto"/>
    </style:style>
    <style:style style:name="Table25.A2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13" style:family="table">
      <style:table-properties style:width="16.983cm" table:align="left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65cm"/>
    </style:style>
    <style:style style:name="Table13.1" style:family="table-row">
      <style:table-row-properties style:min-row-height="0.474cm" style:keep-together="true" fo:keep-together="auto"/>
    </style:style>
    <style:style style:name="Table1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4" style:family="table">
      <style:table-properties style:width="16.983cm" table:align="left" style:writing-mode="lr-tb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5.967cm"/>
    </style:style>
    <style:style style:name="Table14.C" style:family="table-column">
      <style:table-column-properties style:column-width="3.558cm"/>
    </style:style>
    <style:style style:name="Table14.D" style:family="table-column">
      <style:table-column-properties style:column-width="3.965cm"/>
    </style:style>
    <style:style style:name="Table14.1" style:family="table-row">
      <style:table-row-properties style:min-row-height="0.474cm" style:keep-together="true" fo:keep-together="auto"/>
    </style:style>
    <style:style style:name="Table1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" style:family="table">
      <style:table-properties style:width="16.983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5.967cm"/>
    </style:style>
    <style:style style:name="Table2.C" style:family="table-column">
      <style:table-column-properties style:column-width="3.558cm"/>
    </style:style>
    <style:style style:name="Table2.D" style:family="table-column">
      <style:table-column-properties style:column-width="3.965cm"/>
    </style:style>
    <style:style style:name="Table2.1" style:family="table-row">
      <style:table-row-properties style:min-row-height="0.474cm" style:keep-together="true" fo:keep-together="auto"/>
    </style:style>
    <style:style style:name="Table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" style:family="table">
      <style:table-properties style:width="16.983cm" table:align="left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3.965cm"/>
    </style:style>
    <style:style style:name="Table16.1" style:family="table-row">
      <style:table-row-properties style:min-row-height="0.474cm" style:keep-together="true" fo:keep-together="auto"/>
    </style:style>
    <style:style style:name="Table1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" style:family="table">
      <style:table-properties style:width="16.983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5.967cm"/>
    </style:style>
    <style:style style:name="Table3.C" style:family="table-column">
      <style:table-column-properties style:column-width="3.558cm"/>
    </style:style>
    <style:style style:name="Table3.D" style:family="table-column">
      <style:table-column-properties style:column-width="3.965cm"/>
    </style:style>
    <style:style style:name="Table3.1" style:family="table-row">
      <style:table-row-properties style:min-row-height="0.474cm" style:keep-together="true" fo:keep-together="auto"/>
    </style:style>
    <style:style style:name="Table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" style:family="table">
      <style:table-properties style:width="16.983cm" table:align="left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3.965cm"/>
    </style:style>
    <style:style style:name="Table17.1" style:family="table-row">
      <style:table-row-properties style:min-row-height="0.474cm" style:keep-together="true" fo:keep-together="auto"/>
    </style:style>
    <style:style style:name="Table1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" style:family="table">
      <style:table-properties style:width="16.983cm" table:align="left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65cm"/>
    </style:style>
    <style:style style:name="Table18.1" style:family="table-row">
      <style:table-row-properties style:min-row-height="0.474cm" style:keep-together="true" fo:keep-together="auto"/>
    </style:style>
    <style:style style:name="Table1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5" style:family="table">
      <style:table-properties style:width="16.983cm" table:align="left" style:writing-mode="lr-tb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5.967cm"/>
    </style:style>
    <style:style style:name="Table15.C" style:family="table-column">
      <style:table-column-properties style:column-width="3.558cm"/>
    </style:style>
    <style:style style:name="Table15.D" style:family="table-column">
      <style:table-column-properties style:column-width="3.965cm"/>
    </style:style>
    <style:style style:name="Table15.1" style:family="table-row">
      <style:table-row-properties style:min-row-height="0.474cm" style:keep-together="true" fo:keep-together="auto"/>
    </style:style>
    <style:style style:name="Table1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" style:family="table">
      <style:table-properties style:width="16.983cm" table:align="left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3.965cm"/>
    </style:style>
    <style:style style:name="Table10.1" style:family="table-row">
      <style:table-row-properties style:min-row-height="0.474cm" style:keep-together="true" fo:keep-together="auto"/>
    </style:style>
    <style:style style:name="Table1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" style:family="table">
      <style:table-properties style:width="16.983cm" table:align="left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3.965cm"/>
    </style:style>
    <style:style style:name="Table6.1" style:family="table-row">
      <style:table-row-properties style:min-row-height="0.474cm" style:keep-together="true" fo:keep-together="auto"/>
    </style:style>
    <style:style style:name="Table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" style:family="table">
      <style:table-properties style:width="16.983cm" table:align="left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3.965cm"/>
    </style:style>
    <style:style style:name="Table11.1" style:family="table-row">
      <style:table-row-properties style:min-row-height="0.474cm" style:keep-together="true" fo:keep-together="auto"/>
    </style:style>
    <style:style style:name="Table1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" style:family="table">
      <style:table-properties style:width="16.983cm" table:align="left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3.965cm"/>
    </style:style>
    <style:style style:name="Table12.1" style:family="table-row">
      <style:table-row-properties style:min-row-height="0.474cm" style:keep-together="true" fo:keep-together="auto"/>
    </style:style>
    <style:style style:name="Table1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" style:family="table">
      <style:table-properties style:width="16.98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967cm"/>
    </style:style>
    <style:style style:name="Table1.C" style:family="table-column">
      <style:table-column-properties style:column-width="3.558cm"/>
    </style:style>
    <style:style style:name="Table1.D" style:family="table-column">
      <style:table-column-properties style:column-width="3.965cm"/>
    </style:style>
    <style:style style:name="Table1.1" style:family="table-row">
      <style:table-row-properties style:min-row-height="0.474cm" style:keep-together="true" fo:keep-together="auto"/>
    </style:style>
    <style:style style:name="Table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" style:family="table">
      <style:table-properties style:width="16.983cm" table:align="left" style:writing-mode="lr-tb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5.967cm"/>
    </style:style>
    <style:style style:name="Table19.C" style:family="table-column">
      <style:table-column-properties style:column-width="3.558cm"/>
    </style:style>
    <style:style style:name="Table19.D" style:family="table-column">
      <style:table-column-properties style:column-width="3.965cm"/>
    </style:style>
    <style:style style:name="Table19.1" style:family="table-row">
      <style:table-row-properties style:min-row-height="0.474cm" style:keep-together="true" fo:keep-together="auto"/>
    </style:style>
    <style:style style:name="Table1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0" style:family="table">
      <style:table-properties style:width="16.983cm" table:align="left" style:writing-mode="lr-tb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5.967cm"/>
    </style:style>
    <style:style style:name="Table20.C" style:family="table-column">
      <style:table-column-properties style:column-width="3.558cm"/>
    </style:style>
    <style:style style:name="Table20.D" style:family="table-column">
      <style:table-column-properties style:column-width="3.965cm"/>
    </style:style>
    <style:style style:name="Table20.1" style:family="table-row">
      <style:table-row-properties style:min-row-height="0.474cm" style:keep-together="true" fo:keep-together="auto"/>
    </style:style>
    <style:style style:name="Table2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" style:family="table">
      <style:table-properties style:width="16.983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3.965cm"/>
    </style:style>
    <style:style style:name="Table5.1" style:family="table-row">
      <style:table-row-properties style:min-row-height="0.474cm" style:keep-together="true" fo:keep-together="auto"/>
    </style:style>
    <style:style style:name="Table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" style:family="table">
      <style:table-properties style:width="16.983cm" table:align="left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3.965cm"/>
    </style:style>
    <style:style style:name="Table4.1" style:family="table-row">
      <style:table-row-properties style:min-row-height="0.474cm" style:keep-together="true" fo:keep-together="auto"/>
    </style:style>
    <style:style style:name="Table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" style:family="table">
      <style:table-properties style:width="16.983cm" table:align="left" style:writing-mode="lr-tb"/>
    </style:style>
    <style:style style:name="Table35.A" style:family="table-column">
      <style:table-column-properties style:column-width="3.493cm"/>
    </style:style>
    <style:style style:name="Table35.B" style:family="table-column">
      <style:table-column-properties style:column-width="5.967cm"/>
    </style:style>
    <style:style style:name="Table35.C" style:family="table-column">
      <style:table-column-properties style:column-width="3.558cm"/>
    </style:style>
    <style:style style:name="Table35.D" style:family="table-column">
      <style:table-column-properties style:column-width="3.965cm"/>
    </style:style>
    <style:style style:name="Table35.1" style:family="table-row">
      <style:table-row-properties style:min-row-height="0.474cm" style:keep-together="true" fo:keep-together="auto"/>
    </style:style>
    <style:style style:name="Table3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9" style:family="table">
      <style:table-properties style:width="16.983cm" table:align="left" style:writing-mode="lr-tb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5.967cm"/>
    </style:style>
    <style:style style:name="Table9.C" style:family="table-column">
      <style:table-column-properties style:column-width="3.558cm"/>
    </style:style>
    <style:style style:name="Table9.D" style:family="table-column">
      <style:table-column-properties style:column-width="3.965cm"/>
    </style:style>
    <style:style style:name="Table9.1" style:family="table-row">
      <style:table-row-properties style:min-row-height="0.474cm" style:keep-together="true" fo:keep-together="auto"/>
    </style:style>
    <style:style style:name="Table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" style:family="table">
      <style:table-properties style:width="16.983cm" table:align="left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65cm"/>
    </style:style>
    <style:style style:name="Table7.1" style:family="table-row">
      <style:table-row-properties style:min-row-height="0.474cm" style:keep-together="true" fo:keep-together="auto"/>
    </style:style>
    <style:style style:name="Table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1" style:family="table">
      <style:table-properties style:width="16.983cm" table:align="left" style:writing-mode="lr-tb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5.967cm"/>
    </style:style>
    <style:style style:name="Table21.C" style:family="table-column">
      <style:table-column-properties style:column-width="3.558cm"/>
    </style:style>
    <style:style style:name="Table21.D" style:family="table-column">
      <style:table-column-properties style:column-width="3.965cm"/>
    </style:style>
    <style:style style:name="Table21.1" style:family="table-row">
      <style:table-row-properties style:min-row-height="0.474cm" style:keep-together="true" fo:keep-together="auto"/>
    </style:style>
    <style:style style:name="Table2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8" style:family="table">
      <style:table-properties style:width="16.983cm" table:align="left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967cm"/>
    </style:style>
    <style:style style:name="Table8.C" style:family="table-column">
      <style:table-column-properties style:column-width="3.558cm"/>
    </style:style>
    <style:style style:name="Table8.D" style:family="table-column">
      <style:table-column-properties style:column-width="3.965cm"/>
    </style:style>
    <style:style style:name="Table8.1" style:family="table-row">
      <style:table-row-properties style:min-row-height="0.474cm" style:keep-together="true" fo:keep-together="auto"/>
    </style:style>
    <style:style style:name="Table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" style:family="table">
      <style:table-properties style:width="16.983cm" table:align="left" style:writing-mode="lr-tb"/>
    </style:style>
    <style:style style:name="Table31.A" style:family="table-column">
      <style:table-column-properties style:column-width="3.493cm"/>
    </style:style>
    <style:style style:name="Table31.B" style:family="table-column">
      <style:table-column-properties style:column-width="5.967cm"/>
    </style:style>
    <style:style style:name="Table31.C" style:family="table-column">
      <style:table-column-properties style:column-width="3.558cm"/>
    </style:style>
    <style:style style:name="Table31.D" style:family="table-column">
      <style:table-column-properties style:column-width="3.965cm"/>
    </style:style>
    <style:style style:name="Table31.1" style:family="table-row">
      <style:table-row-properties style:min-row-height="0.474cm" style:keep-together="true" fo:keep-together="auto"/>
    </style:style>
    <style:style style:name="Table3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-asian="Liberation Serif2" style:font-name-complex="Liberation Serif2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36pt" fo:font-weight="bold" style:font-size-asian="36pt" style:font-weight-asian="bold" style:font-name-complex="Arial" style:font-size-complex="28pt"/>
    </style:style>
    <style:style style:name="P6" style:family="paragraph" style:parent-style-name="Standard">
      <style:paragraph-properties fo:text-align="end" style:justify-single-word="false"/>
      <style:text-properties fo:font-size="36pt" fo:language="zxx" fo:country="none" fo:font-weight="bold" style:font-size-asian="36pt" style:language-asian="zxx" style:country-asian="none" style:font-weight-asian="bold" style:font-name-complex="Arial" style:font-size-complex="28pt"/>
    </style:style>
    <style:style style:name="P7" style:family="paragraph" style:parent-style-name="Standard">
      <style:paragraph-properties fo:text-align="justify" style:justify-single-word="false"/>
      <style:text-properties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>
          <style:tab-stop style:position="21.59cm" style:type="right" style:leader-style="dotted" style:leader-text="."/>
        </style:tab-stops>
      </style:paragraph-properties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name-asian="Calibri" style:font-weight-asian="bold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weight="bold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-asian="Calibri" style:font-size-complex="10pt"/>
    </style:style>
    <style:style style:name="P1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-asian="Calibri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size-complex="10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27cm" fo:margin-right="0cm" fo:margin-top="0.423cm" fo:margin-bottom="0.106cm" fo:text-align="justify" style:justify-single-word="false" fo:text-indent="0cm" style:auto-text-indent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21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</style:style>
    <style:style style:name="P22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23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style:font-name-asian="Verdana" style:font-name-complex="Verdana"/>
    </style:style>
    <style:style style:name="P24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25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style:font-name-asian="Verdana"/>
    </style:style>
    <style:style style:name="P26" style:family="paragraph" style:parent-style-name="Standard">
      <style:paragraph-properties fo:margin-top="0.423cm" fo:margin-bottom="0.106cm" fo:text-align="justify" style:justify-single-word="false"/>
      <style:text-properties style:font-size-complex="10pt"/>
    </style:style>
    <style:style style:name="P27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28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style:font-name-complex="Verdana" style:font-size-complex="10pt"/>
    </style:style>
    <style:style style:name="P29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30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fo:font-weight="normal" style:font-name-asian="Verdana" style:font-weight-asian="normal" style:font-name-complex="Verdana" style:font-size-complex="10pt" style:font-weight-complex="normal"/>
    </style:style>
    <style:style style:name="P31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fo:font-weight="normal" style:font-name-asian="Verdana" style:font-weight-asian="normal" style:font-name-complex="Verdana" style:font-size-complex="10pt" style:font-weight-complex="normal"/>
    </style:style>
    <style:style style:name="P32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33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style:font-name-complex="Verdana"/>
    </style:style>
    <style:style style:name="P34" style:family="paragraph" style:parent-style-name="Standard">
      <style:paragraph-properties fo:margin-top="0.423cm" fo:margin-bottom="0.106cm" fo:text-align="justify" style:justify-single-word="false"/>
      <style:text-properties fo:font-weight="normal" style:font-name-asian="Verdana" style:font-weight-asian="normal" style:font-name-complex="Liberation Serif2" style:font-size-complex="10pt" style:font-weight-complex="normal"/>
    </style:style>
    <style:style style:name="P35" style:family="paragraph" style:parent-style-name="Standard">
      <style:paragraph-properties fo:margin-top="0.423cm" fo:margin-bottom="0.106cm" fo:text-align="justify" style:justify-single-word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asian="Liberation Serif2" style:font-name-complex="Liberation Serif2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39" style:family="paragraph" style:parent-style-name="Standard">
      <style:paragraph-properties fo:margin-left="0cm" fo:margin-right="0cm" fo:margin-top="0.423cm" fo:margin-bottom="0.106cm" fo:text-align="justify" style:justify-single-word="false" fo:text-indent="0cm" style:auto-text-indent="false"/>
      <style:text-properties fo:color="#7a0019" style:font-name="Verdana" style:font-name-complex="Verdana" style:font-size-complex="10pt"/>
    </style:style>
    <style:style style:name="P40" style:family="paragraph" style:parent-style-name="Standard">
      <style:paragraph-properties fo:margin-left="0cm" fo:margin-right="0cm" fo:margin-top="0.423cm" fo:margin-bottom="0.106cm" fo:text-align="justify" style:justify-single-word="false" fo:text-indent="0cm" style:auto-text-indent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41" style:family="paragraph" style:parent-style-name="Contents_20_1">
      <style:paragraph-properties>
        <style:tab-stops>
          <style:tab-stop style:position="21.59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21.59cm" style:type="right" style:leader-style="dotted" style:leader-text="."/>
        </style:tab-stops>
      </style:paragraph-properties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P43" style:family="paragraph" style:parent-style-name="BigHead_20_One">
      <style:text-properties fo:color="#7a0019" style:font-name="Verdana" fo:font-size="14pt" fo:font-weight="bold" style:font-size-asian="14pt" style:font-weight-asian="bold" style:font-size-complex="14pt"/>
    </style:style>
    <style:style style:name="P44" style:family="paragraph" style:parent-style-name="BigHead_20_One">
      <style:paragraph-properties fo:text-align="end" style:justify-single-word="false"/>
      <style:text-properties fo:color="#7a0019" style:font-name="Verdana" fo:font-size="14pt" fo:font-weight="bold" style:font-size-asian="14pt" style:font-weight-asian="bold" style:font-size-complex="14pt"/>
    </style:style>
    <style:style style:name="P45" style:family="paragraph" style:parent-style-name="BigHead_20_One">
      <style:text-properties fo:color="#7a0019" style:font-name="Verdana" fo:font-size="14pt" fo:font-weight="bold" style:font-size-asian="14pt" style:font-weight-asian="bold" style:font-name-complex="Arial" style:font-size-complex="14pt"/>
    </style:style>
    <style:style style:name="P46" style:family="paragraph" style:parent-style-name="BigHead_20_One">
      <style:text-properties fo:font-variant="small-caps" fo:color="#7a0019" style:font-name="Verdana" fo:font-size="22pt" fo:font-weight="bold" style:font-size-asian="22pt" style:font-weight-asian="bold" style:font-name-complex="Verdana" style:font-size-complex="36pt"/>
    </style:style>
    <style:style style:name="P47" style:family="paragraph" style:parent-style-name="Style_20_Heading_20_1_20__2b__20_Bottom_3a__20__28_Single_20_solid_20_line_20_Gray-50_25__20__20_1.5_20_pt_20_Lin...">
      <style:paragraph-properties fo:text-align="justify" style:justify-single-word="false"/>
      <style:text-properties fo:font-variant="small-caps" fo:color="#7a0019" style:font-name="Verdana" fo:font-size="22pt" fo:font-weight="bold" style:font-size-asian="22pt" style:font-weight-asian="bold" style:font-name-complex="Verdana" style:font-size-complex="36pt"/>
    </style:style>
    <style:style style:name="P48" style:family="paragraph" style:parent-style-name="Standard" style:master-page-name="Standard">
      <style:paragraph-properties fo:text-align="end" style:justify-single-word="false" style:page-number="auto"/>
      <style:text-properties fo:font-size="36pt" fo:font-weight="bold" style:font-size-asian="36pt" style:font-weight-asian="bold" style:font-name-complex="Arial" style:font-size-complex="28pt"/>
    </style:style>
    <style:style style:name="P49" style:family="paragraph" style:parent-style-name="Style_20_Heading_20_1_20__2b__20_Bottom_3a__20__28_Single_20_solid_20_line_20_Gray-50_25__20__20_1.5_20_pt_20_Lin..." style:master-page-name="Standard">
      <style:paragraph-properties fo:margin-top="0.423cm" fo:margin-bottom="0.106cm" fo:text-align="justify" style:justify-single-word="false" style:page-number="auto"/>
      <style:text-properties fo:color="#7a0019" style:font-name="Verdana" style:font-name-complex="Verdana"/>
    </style:style>
    <style:style style:name="P50" style:family="paragraph" style:parent-style-name="Heading_20_2">
      <style:paragraph-properties fo:text-align="justify" style:justify-single-word="false"/>
    </style:style>
    <style:style style:name="P51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52" style:family="paragraph" style:parent-style-name="Heading_20_2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53" style:family="paragraph">
      <style:paragraph-properties fo:text-align="center" style:writing-mode="lr-tb"/>
    </style:style>
    <style:style style:name="T1" style:family="text">
      <style:text-properties style:font-name-asian="Verdana"/>
    </style:style>
    <style:style style:name="T2" style:family="text">
      <style:text-properties style:font-name-asian="Verdana" style:font-name-complex="Verdana"/>
    </style:style>
    <style:style style:name="T3" style:family="text">
      <style:text-properties style:font-name-asian="Calibri"/>
    </style:style>
    <style:style style:name="T4" style:family="text">
      <style:text-properties style:font-name-asian="Liberation Serif2" style:font-name-complex="Liberation Serif2"/>
    </style:style>
    <style:style style:name="T5" style:family="text">
      <style:text-properties style:font-name-asian="Liberation Serif2" style:font-name-complex="Liberation Serif2" style:font-size-complex="10pt"/>
    </style:style>
    <style:style style:name="T6" style:family="text">
      <style:text-properties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T9" style:family="text">
      <style:text-properties fo:font-weight="normal" style:font-name-asian="Liberation Serif2" style:font-weight-asian="normal" style:font-name-complex="Liberation Serif2" style:font-weight-complex="normal"/>
    </style:style>
    <style:style style:name="T10" style:family="text">
      <style:text-properties fo:font-weight="bold" style:font-weight-asian="bold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Liberation Serif2" style:font-weight-asian="bold" style:font-name-complex="Liberation Serif2" style:font-size-complex="10pt"/>
    </style:style>
    <style:style style:name="T13" style:family="text">
      <style:text-properties fo:font-weight="bold" style:font-name-asian="Liberation Serif2" style:font-weight-asian="bold" style:font-name-complex="Liberation Serif2" style:font-size-complex="10pt" style:font-weight-complex="bold"/>
    </style:style>
    <style:style style:name="T14" style:family="text">
      <style:text-properties fo:font-weight="bold" style:font-name-asian="Liberation Serif2" style:font-weight-asian="bold" style:font-name-complex="Liberation Serif2" style:font-weight-complex="bold"/>
    </style:style>
    <style:style style:name="T15" style:family="text">
      <style:text-properties fo:color="#7a0019" style:font-name="Verdana" style:font-name-complex="Verdana"/>
    </style:style>
    <style:style style:name="T16" style:family="text">
      <style:text-properties fo:color="#7a0019" style:font-name="Verdana" style:font-name-asian="Verdana" style:font-name-complex="Verdana"/>
    </style:style>
    <style:style style:name="T17" style:family="text">
      <style:text-properties fo:color="#7a0019" style:font-name="Verdana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Liberation Serif2" style:font-style-asian="italic" style:font-name-complex="Liberation Serif2" style:font-style-complex="italic"/>
    </style:style>
    <style:style style:name="T20" style:family="text">
      <style:text-properties fo:color="#000000" style:font-name="Liberation Serif1" fo:font-weight="normal" style:font-weight-asian="normal" style:font-size-complex="10pt" style:font-weight-complex="normal"/>
    </style:style>
    <style:style style:name="T21" style:family="text">
      <style:text-properties fo:color="#000000" style:font-name="Liberation Serif"/>
    </style:style>
    <style:style style:name="T22" style:family="text">
      <style:text-properties fo:color="#000000" style:font-name="Liberation Serif" fo:font-weight="normal" style:font-name-asian="Liberation Serif2" style:font-weight-asian="normal" style:font-name-complex="Liberation Serif2" style:font-weight-complex="normal"/>
    </style:style>
    <style:style style:name="T23" style:family="text"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T24" style:family="text">
      <style:text-properties fo:color="#000000" style:font-name="Liberation Serif" fo:font-weight="normal" style:font-weight-asian="normal" style:font-size-complex="10pt" style:font-weight-complex="normal"/>
    </style:style>
    <style:style style:name="T25" style:family="text">
      <style:text-properties fo:color="#000000" style:font-name="Liberation Serif" style:font-name-asian="Verdana"/>
    </style:style>
    <style:style style:name="T26" style:family="text">
      <style:text-properties fo:color="#000000" style:font-name="Liberation Serif" style:font-size-complex="10pt"/>
    </style:style>
    <style:style style:name="T27" style:family="text">
      <style:text-properties fo:color="#000000" style:font-name="Liberation Serif" style:font-name-asian="Liberation Serif2" style:font-name-complex="Liberation Serif2" style:font-size-complex="10pt"/>
    </style:style>
    <style:style style:name="T28" style:family="text">
      <style:text-properties fo:color="#000000" style:font-name="Liberation Serif" fo:font-weight="bold" style:font-weight-asian="bold" style:font-weight-complex="bold"/>
    </style:style>
    <style:style style:name="T29" style:family="text">
      <style:text-properties fo:color="#000000" style:font-name="Verdana" fo:font-weight="bold" style:font-weight-asian="bold" style:font-weight-complex="bold"/>
    </style:style>
    <style:style style:name="T30" style:family="text">
      <style:text-properties style:font-name-complex="Arial"/>
    </style:style>
    <style:style style:name="T31" style:family="text">
      <style:text-properties fo:color="#000080"/>
    </style:style>
    <style:style style:name="T32" style:family="text"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T33" style:family="text">
      <style:text-properties fo:font-variant="small-caps" fo:font-size="22pt" style:font-size-asian="22pt" style:font-name-complex="Verdana" style:font-size-complex="36pt"/>
    </style:style>
    <style:style style:name="T34" style:family="text">
      <style:text-properties fo:font-variant="small-caps" fo:font-size="22pt" style:font-size-asian="22pt" style:font-name-complex="Arial" style:font-size-complex="36pt"/>
    </style:style>
    <style:style style:name="T35" style:family="text">
      <style:text-properties fo:font-variant="small-caps" fo:font-size="22pt" style:font-name-asian="Verdana" style:font-size-asian="22pt" style:font-name-complex="Verdana" style:font-size-complex="36pt"/>
    </style:style>
    <style:style style:name="gr1" style:family="graphic">
      <style:graphic-properties draw:stroke="solid" svg:stroke-width="0.106cm" svg:stroke-color="#943634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ab/></text:p>
      <text:p text:style-name="P5"/>
      <text:p text:style-name="P6"/>
      <text:p text:style-name="P6"/>
      <text:p text:style-name="P6"/>
      <text:p text:style-name="P6"/>
      <text:p text:style-name="P5">Meet My Peers<draw:connector text:anchor-type="char" draw:z-index="0" draw:style-name="gr1" draw:text-style-name="P53" draw:type="line" svg:x1="3.221cm" svg:y1="1.411cm" svg:x2="17.013cm" svg:y2="1.517cm" svg:d="m3221 1411 13792 106"><text:p/></draw:connector></text:p>
      <text:p text:style-name="P44"><text:span text:style-name="T34">Use</text:span><text:span text:style-name="T35"> </text:span><text:span text:style-name="T33">Case</text:span><text:span text:style-name="T35"> </text:span><text:span text:style-name="T33">Document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3"><text:span text:style-name="T30">Table</text:span><text:span text:style-name="T2"> O</text:span>f<text:span text:style-name="T2"> </text:span>Contents</text:p>
      <text:p text:style-name="P41"><text:a xlink:type="simple" xlink:href="#__RefHeading__2321_60141352">Use Case Name Details <text:tab/></text:a><text:span text:style-name="T31">3</text:span></text:p>
      <text:p text:style-name="P41"><text:a xlink:type="simple" xlink:href="#__RefHeading__2323_60141352">Use Case 1: Home <text:tab/></text:a><text:span text:style-name="T31">4</text:span></text:p>
      <text:p text:style-name="P41"><text:a xlink:type="simple" xlink:href="#__RefHeading__2325_60141352">Use Case 2: Profile Details <text:tab/></text:a><text:span text:style-name="T31">5</text:span></text:p>
      <text:p text:style-name="P41"><text:a xlink:type="simple" xlink:href="#__RefHeading__2327_60141352">Use case 3: <text:s/>Sign Up Page <text:tab/></text:a><text:span text:style-name="T31">6</text:span></text:p>
      <text:p text:style-name="P41"><text:a xlink:type="simple" xlink:href="#__RefHeading__2329_60141352">Use case 4: Activation Of Email Confirmation<text:tab/></text:a><text:span text:style-name="T31">7</text:span></text:p>
      <text:p text:style-name="P41"><text:a xlink:type="simple" xlink:href="#__RefHeading__2331_60141352">Use Case 5: Login <text:tab/></text:a><text:span text:style-name="T31">8</text:span></text:p>
      <text:p text:style-name="P41"><text:a xlink:type="simple" xlink:href="#__RefHeading__2333_60141352">Use Case 6: New Password Reauest <text:tab/>9</text:a></text:p>
      <text:p text:style-name="P41"><text:a xlink:type="simple" xlink:href="#__RefHeading__2335_60141352">Use Case 7: Search <text:tab/></text:a><text:a xlink:type="simple" xlink:href="#__RefHeading__2335_60141352"><text:span text:style-name="T31">1</text:span></text:a><text:span text:style-name="T31">0</text:span></text:p>
      <text:p text:style-name="P41"><text:a xlink:type="simple" xlink:href="#__RefHeading__2337_60141352">Use case 8: Home Dashboard <text:tab/></text:a><text:a xlink:type="simple" xlink:href="#__RefHeading__2337_60141352"><text:span text:style-name="T31">1</text:span></text:a><text:span text:style-name="T31">1</text:span></text:p>
      <text:p text:style-name="P41"><text:a xlink:type="simple" xlink:href="#__RefHeading__2339_60141352">Use case 9: Managed Availability <text:tab/></text:a><text:a xlink:type="simple" xlink:href="#__RefHeading__2339_60141352"><text:span text:style-name="T31">1</text:span></text:a><text:span text:style-name="T31">2</text:span></text:p>
      <text:p text:style-name="P41"><text:a xlink:type="simple" xlink:href="#__RefHeading__2341_60141352">Use case 10: My Profile Page<text:tab/></text:a><text:a xlink:type="simple" xlink:href="#__RefHeading__2341_60141352"><text:span text:style-name="T31">1</text:span></text:a><text:span text:style-name="T31">3</text:span></text:p>
      <text:p text:style-name="P41"><text:a xlink:type="simple" xlink:href="#__RefHeading__2343_60141352">Use case 11: Update Personal Details <text:tab/></text:a><text:span text:style-name="T31">14</text:span></text:p>
      <text:p text:style-name="P41"><text:a xlink:type="simple" xlink:href="#__RefHeading__2345_60141352">Use case 12: Update Educational Details <text:tab/></text:a><text:span text:style-name="T31">15</text:span></text:p>
      <text:p text:style-name="P41"><text:a xlink:type="simple" xlink:href="#__RefHeading__2347_60141352"><text:s/>Use case 13:Update Work Details <text:tab/></text:a><text:span text:style-name="T31">16</text:span></text:p>
      <text:p text:style-name="P41"><text:a xlink:type="simple" xlink:href="#__RefHeading__2349_60141352">Use case 14: Profile Page For Other Member <text:tab/></text:a><text:span text:style-name="T31">17</text:span></text:p>
      <text:p text:style-name="P41"><text:a xlink:type="simple" xlink:href="#__RefHeading__2351_60141352">Use case 15: Meeting Request <text:tab/></text:a><text:span text:style-name="T31">18</text:span></text:p>
      <text:p text:style-name="P41"><text:a xlink:type="simple" xlink:href="#__RefHeading__2353_60141352">Use case 16: Contact Page <text:tab/></text:a><text:span text:style-name="T31">19</text:span></text:p>
      <text:p text:style-name="P41"><text:a xlink:type="simple" xlink:href="#__RefHeading__2355_60141352">Use case 17: Change Password <text:tab/></text:a><text:span text:style-name="T31">20</text:span></text:p>
      <text:p text:style-name="P41"><text:a xlink:type="simple" xlink:href="#__RefHeading__2357_60141352">Use case 18: Sign Out <text:tab/></text:a><text:span text:style-name="T31">21</text:span></text:p>
      <text:p text:style-name="P41"><text:a xlink:type="simple" xlink:href="#__RefHeading__2359_60141352">Use case 19: Invite A Friend <text:tab/></text:a><text:span text:style-name="T31">22</text:span></text:p>
      <text:p text:style-name="P41"><text:a xlink:type="simple" xlink:href="#__RefHeading__2361_60141352"><text:span text:style-name="T32">Use case 20: About My Peers <text:tab/></text:span></text:a><text:span text:style-name="T32">23</text:span></text:p>
      <text:p text:style-name="P41"><text:a xlink:type="simple" xlink:href="#__RefHeading__2361_60141352"><text:span text:style-name="T32">Use case 21: Legal <text:tab/></text:span></text:a><text:span text:style-name="T32">24</text:span></text:p>
      <text:p text:style-name="P41"><text:a xlink:type="simple" xlink:href="#__RefHeading__2361_60141352"><text:span text:style-name="T32">Use case 22: Contact Us <text:tab/></text:span></text:a><text:span text:style-name="T32">25</text:span></text:p>
      <text:p text:style-name="P41"><text:a xlink:type="simple" xlink:href="#__RefHeading__2361_60141352"><text:span text:style-name="T32">Use case 23: Feedback Form<text:tab/></text:span></text:a><text:span text:style-name="T32">26</text:span></text:p>
      <text:p text:style-name="P42"/>
      <text:p text:style-name="P42"/>
      <text:p text:style-name="P10"><text:soft-page-break/></text:p>
      <text:p text:style-name="P10"/>
      <text:p text:style-name="P10"/>
      <text:p text:style-name="Main_20_heading"><text:tab/></text:p>
      <text:p text:style-name="Main_20_heading">Use<text:span text:style-name="T1"> </text:span>Case<text:span text:style-name="T1"> </text:span>Name<text:span text:style-name="T1"> </text:span>Details</text:p>
      <text:p text:style-name="P7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1">Use<text:span text:style-name="T1"> </text:span>Case<text:span text:style-name="T1"> </text:span>ID</text:p>
          </table:table-cell>
          <table:table-cell table:style-name="Table25.A1" office:value-type="string">
            <text:p text:style-name="P11">Use<text:span text:style-name="T1"> </text:span>case<text:span text:style-name="T1"> </text:span>name</text:p>
          </table:table-cell>
          <table:table-cell table:style-name="Table25.C1" office:value-type="string">
            <text:p text:style-name="P11">Primary<text:span text:style-name="T1"> </text:span>Actor</text:p>
          </table:table-cell>
        </table:table-row>
        <table:table-row table:style-name="Table25.2">
          <table:table-cell table:style-name="Table25.A2" office:value-type="string">
            <text:p text:style-name="P13">UC_MMP_001</text:p>
          </table:table-cell>
          <table:table-cell table:style-name="Table25.B2" office:value-type="string">
            <text:p text:style-name="P16">Home</text:p>
          </table:table-cell>
          <table:table-cell table:style-name="Table25.C2" office:value-type="string">
            <text:p text:style-name="P16">User</text:p>
          </table:table-cell>
        </table:table-row>
        <table:table-row table:style-name="Table25.3">
          <table:table-cell table:style-name="Table25.A3" office:value-type="string">
            <text:p text:style-name="P13">UC_MMP_002</text:p>
          </table:table-cell>
          <table:table-cell table:style-name="Table25.B3" office:value-type="string">
            <text:p text:style-name="P16">Profile Details</text:p>
          </table:table-cell>
          <table:table-cell table:style-name="Table25.C3" office:value-type="string">
            <text:p text:style-name="P16">User</text:p>
          </table:table-cell>
        </table:table-row>
        <table:table-row table:style-name="Table25.4">
          <table:table-cell table:style-name="Table25.A4" office:value-type="string">
            <text:p text:style-name="P13">UC_MMP_003</text:p>
          </table:table-cell>
          <table:table-cell table:style-name="Table25.B4" office:value-type="string">
            <text:p text:style-name="P16">Sign Up Page</text:p>
          </table:table-cell>
          <table:table-cell table:style-name="Table25.C4" office:value-type="string">
            <text:p text:style-name="P16">User</text:p>
          </table:table-cell>
        </table:table-row>
        <table:table-row table:style-name="Table25.5">
          <table:table-cell table:style-name="Table25.A5" office:value-type="string">
            <text:p text:style-name="P13">UC_MMP_004</text:p>
          </table:table-cell>
          <table:table-cell table:style-name="Table25.B5" office:value-type="string">
            <text:p text:style-name="P16">Activation Of Email Confirmation</text:p>
          </table:table-cell>
          <table:table-cell table:style-name="Table25.C5" office:value-type="string">
            <text:p text:style-name="P16">User</text:p>
          </table:table-cell>
        </table:table-row>
        <table:table-row table:style-name="Table25.6">
          <table:table-cell table:style-name="Table25.A6" office:value-type="string">
            <text:p text:style-name="P13">UC_MMP_005</text:p>
          </table:table-cell>
          <table:table-cell table:style-name="Table25.B6" office:value-type="string">
            <text:p text:style-name="P16">Login</text:p>
          </table:table-cell>
          <table:table-cell table:style-name="Table25.C6" office:value-type="string">
            <text:p text:style-name="P16">User</text:p>
          </table:table-cell>
        </table:table-row>
        <table:table-row table:style-name="Table25.7">
          <table:table-cell table:style-name="Table25.A7" office:value-type="string">
            <text:p text:style-name="P13">UC_MMP_006</text:p>
          </table:table-cell>
          <table:table-cell table:style-name="Table25.B7" office:value-type="string">
            <text:p text:style-name="P16">New Password Request</text:p>
          </table:table-cell>
          <table:table-cell table:style-name="Table25.C7" office:value-type="string">
            <text:p text:style-name="P16">User</text:p>
          </table:table-cell>
        </table:table-row>
        <table:table-row table:style-name="Table25.8">
          <table:table-cell table:style-name="Table25.A8" office:value-type="string">
            <text:p text:style-name="P13">UC_MMP_007</text:p>
          </table:table-cell>
          <table:table-cell table:style-name="Table25.B8" office:value-type="string">
            <text:p text:style-name="P16">Search</text:p>
          </table:table-cell>
          <table:table-cell table:style-name="Table25.C8" office:value-type="string">
            <text:p text:style-name="P16">User</text:p>
          </table:table-cell>
        </table:table-row>
        <table:table-row table:style-name="Table25.9">
          <table:table-cell table:style-name="Table25.A9" office:value-type="string">
            <text:p text:style-name="P13">UC_MMP_008</text:p>
          </table:table-cell>
          <table:table-cell table:style-name="Table25.B9" office:value-type="string">
            <text:p text:style-name="P16">Home Dashboard</text:p>
          </table:table-cell>
          <table:table-cell table:style-name="Table25.C9" office:value-type="string">
            <text:p text:style-name="P16">User</text:p>
          </table:table-cell>
        </table:table-row>
        <table:table-row table:style-name="Table25.10">
          <table:table-cell table:style-name="Table25.A10" office:value-type="string">
            <text:p text:style-name="P13">UC_MMP_009</text:p>
          </table:table-cell>
          <table:table-cell table:style-name="Table25.B10" office:value-type="string">
            <text:p text:style-name="P16">Managed Availability</text:p>
          </table:table-cell>
          <table:table-cell table:style-name="Table25.C10" office:value-type="string">
            <text:p text:style-name="P16">User</text:p>
          </table:table-cell>
        </table:table-row>
        <table:table-row table:style-name="Table25.11">
          <table:table-cell table:style-name="Table25.A11" office:value-type="string">
            <text:p text:style-name="P13">UC_MMP_010</text:p>
          </table:table-cell>
          <table:table-cell table:style-name="Table25.B11" office:value-type="string">
            <text:p text:style-name="P16">My Profile Page</text:p>
          </table:table-cell>
          <table:table-cell table:style-name="Table25.C11" office:value-type="string">
            <text:p text:style-name="P16">User</text:p>
          </table:table-cell>
        </table:table-row>
        <table:table-row table:style-name="Table25.12">
          <table:table-cell table:style-name="Table25.A12" office:value-type="string">
            <text:p text:style-name="P13">UC_MMP_011</text:p>
          </table:table-cell>
          <table:table-cell table:style-name="Table25.B12" office:value-type="string">
            <text:p text:style-name="P16">Updated Personal Details</text:p>
          </table:table-cell>
          <table:table-cell table:style-name="Table25.C12" office:value-type="string">
            <text:p text:style-name="P16">User</text:p>
          </table:table-cell>
        </table:table-row>
        <table:table-row table:style-name="Table25.13">
          <table:table-cell table:style-name="Table25.A13" office:value-type="string">
            <text:p text:style-name="P13">UC_MMP_012</text:p>
          </table:table-cell>
          <table:table-cell table:style-name="Table25.B13" office:value-type="string">
            <text:p text:style-name="P16">Updated Educational Details</text:p>
          </table:table-cell>
          <table:table-cell table:style-name="Table25.C13" office:value-type="string">
            <text:p text:style-name="P16">User</text:p>
          </table:table-cell>
        </table:table-row>
        <table:table-row table:style-name="Table25.14">
          <table:table-cell table:style-name="Table25.A14" office:value-type="string">
            <text:p text:style-name="P13">UC_MMP_013</text:p>
          </table:table-cell>
          <table:table-cell table:style-name="Table25.B14" office:value-type="string">
            <text:p text:style-name="P15">Updated Work Details</text:p>
          </table:table-cell>
          <table:table-cell table:style-name="Table25.C14" office:value-type="string">
            <text:p text:style-name="P16">User</text:p>
          </table:table-cell>
        </table:table-row>
        <table:table-row table:style-name="Table25.15">
          <table:table-cell table:style-name="Table25.A15" office:value-type="string">
            <text:p text:style-name="P13">UC_MMP_014</text:p>
          </table:table-cell>
          <table:table-cell table:style-name="Table25.B15" office:value-type="string">
            <text:p text:style-name="P15">Profile Page For Other Member</text:p>
          </table:table-cell>
          <table:table-cell table:style-name="Table25.C15" office:value-type="string">
            <text:p text:style-name="P16">User</text:p>
          </table:table-cell>
        </table:table-row>
        <table:table-row table:style-name="Table25.16">
          <table:table-cell table:style-name="Table25.A16" office:value-type="string">
            <text:p text:style-name="P13">UC_MMP_015</text:p>
          </table:table-cell>
          <table:table-cell table:style-name="Table25.B16" office:value-type="string">
            <text:p text:style-name="P15">Meeting Request</text:p>
          </table:table-cell>
          <table:table-cell table:style-name="Table25.C16" office:value-type="string">
            <text:p text:style-name="P16">User</text:p>
          </table:table-cell>
        </table:table-row>
        <table:table-row table:style-name="Table25.17">
          <table:table-cell table:style-name="Table25.A17" office:value-type="string">
            <text:p text:style-name="P13">UC_MMP_016</text:p>
          </table:table-cell>
          <table:table-cell table:style-name="Table25.B17" office:value-type="string">
            <text:p text:style-name="P16">Contact page</text:p>
          </table:table-cell>
          <table:table-cell table:style-name="Table25.C17" office:value-type="string">
            <text:p text:style-name="P16">User</text:p>
          </table:table-cell>
        </table:table-row>
        <table:table-row table:style-name="Table25.18">
          <table:table-cell table:style-name="Table25.A18" office:value-type="string">
            <text:p text:style-name="P13">UC_MMP_017</text:p>
          </table:table-cell>
          <table:table-cell table:style-name="Table25.B18" office:value-type="string">
            <text:p text:style-name="P16">Change Password</text:p>
          </table:table-cell>
          <table:table-cell table:style-name="Table25.C18" office:value-type="string">
            <text:p text:style-name="P16">User</text:p>
          </table:table-cell>
        </table:table-row>
        <table:table-row table:style-name="Table25.19">
          <table:table-cell table:style-name="Table25.A19" office:value-type="string">
            <text:p text:style-name="P13">UC_MMP_018</text:p>
          </table:table-cell>
          <table:table-cell table:style-name="Table25.B19" office:value-type="string">
            <text:p text:style-name="P16">Sign Out</text:p>
          </table:table-cell>
          <table:table-cell table:style-name="Table25.C19" office:value-type="string">
            <text:p text:style-name="P16">User</text:p>
          </table:table-cell>
        </table:table-row>
        <table:table-row table:style-name="Table25.20">
          <table:table-cell table:style-name="Table25.A20" office:value-type="string">
            <text:p text:style-name="P13">UC_MMP_019</text:p>
          </table:table-cell>
          <table:table-cell table:style-name="Table25.B20" office:value-type="string">
            <text:p text:style-name="P16">Invite A Friend</text:p>
          </table:table-cell>
          <table:table-cell table:style-name="Table25.C20" office:value-type="string">
            <text:p text:style-name="P16">User</text:p>
          </table:table-cell>
        </table:table-row>
        <table:table-row table:style-name="Table25.21">
          <table:table-cell table:style-name="Table25.A21" office:value-type="string">
            <text:p text:style-name="P13">UC_MMP_020</text:p>
          </table:table-cell>
          <table:table-cell table:style-name="Table25.B21" office:value-type="string">
            <text:p text:style-name="P16">About My Peers</text:p>
          </table:table-cell>
          <table:table-cell table:style-name="Table25.C21" office:value-type="string">
            <text:p text:style-name="P16">User</text:p>
          </table:table-cell>
        </table:table-row>
        <table:table-row table:style-name="Table25.22">
          <table:table-cell table:style-name="Table25.A22" office:value-type="string">
            <text:p text:style-name="P13">UC_MMP_021</text:p>
          </table:table-cell>
          <table:table-cell table:style-name="Table25.B22" office:value-type="string">
            <text:p text:style-name="P16">Legal</text:p>
          </table:table-cell>
          <table:table-cell table:style-name="Table25.C22" office:value-type="string">
            <text:p text:style-name="P16">User</text:p>
          </table:table-cell>
        </table:table-row>
        <table:table-row table:style-name="Table25.23">
          <table:table-cell table:style-name="Table25.A23" office:value-type="string">
            <text:p text:style-name="P13">UC_MMP_022</text:p>
          </table:table-cell>
          <table:table-cell table:style-name="Table25.B23" office:value-type="string">
            <text:p text:style-name="P16">Contact Us</text:p>
          </table:table-cell>
          <table:table-cell table:style-name="Table25.C23" office:value-type="string">
            <text:p text:style-name="P16">User</text:p>
          </table:table-cell>
        </table:table-row>
        <table:table-row table:style-name="Table25.24">
          <table:table-cell table:style-name="Table25.A24" office:value-type="string">
            <text:p text:style-name="P13">UC_MMP_023</text:p>
          </table:table-cell>
          <table:table-cell table:style-name="Table25.B24" office:value-type="string">
            <text:p text:style-name="P16">Feedback Form</text:p>
          </table:table-cell>
          <table:table-cell table:style-name="Table25.C24" office:value-type="string">
            <text:p text:style-name="P16">User</text:p>
          </table:table-cell>
        </table:table-row>
      </table:table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22"><text:soft-page-break/></text:p>
      <text:p text:style-name="P21"><text:span text:style-name="T15">Use</text:span><text:span text:style-name="T16"> </text:span><text:span text:style-name="T15">Case</text:span><text:span text:style-name="T16"> </text:span><text:span text:style-name="T15">1:</text:span><text:span text:style-name="T16"> Home</text:span></text:p>
      <text:p text:style-name="P2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3.B1" office:value-type="string">
            <text:p text:style-name="P13">Home</text:p>
          </table:table-cell>
          <table:table-cell table:style-name="Table13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3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3.1">
          <table:table-cell table:style-name="Table13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3.B2" office:value-type="string">
            <text:p text:style-name="P14">UC_MMP_001</text:p>
          </table:table-cell>
          <table:table-cell table:style-name="Table13.C2" office:value-type="string">
            <text:p text:style-name="P12">Priority</text:p>
          </table:table-cell>
          <table:table-cell table:style-name="Table13.D2" office:value-type="string">
            <text:p text:style-name="P14">Simple</text:p>
          </table:table-cell>
        </table:table-row>
        <table:table-row table:style-name="Table13.1">
          <table:table-cell table:style-name="Table13.A3" office:value-type="string">
            <text:p text:style-name="P11"><text:span text:style-name="T3">Primary</text:span><text:span text:style-name="T4"> </text:span>Actors</text:p>
          </table:table-cell>
          <table:table-cell table:style-name="Table13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1"><text:span text:style-name="T3">Other</text:span><text:span text:style-name="T4"> </text:span>Actors</text:p>
          </table:table-cell>
          <table:table-cell table:style-name="Table13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1"/>Description<text:bookmark-end text:name="__RefHeading__15_544521001141"/></text:h>
      <text:p text:style-name="P2"><text:tab/><text:span text:style-name="T7">User <text:s/>sign in to Meetmypeers application with correct details.</text:span></text:p>
      <text:h text:style-name="P50" text:outline-level="2"><text:bookmark text:name="__RefHeading__17_544521001141"/>Precondition<text:bookmark-end text:name="__RefHeading__17_544521001141"/></text:h>
      <text:p text:style-name="P4"><text:tab/>User is in home page of Meetmypeers</text:p>
      <text:h text:style-name="P51" text:outline-level="2"><text:bookmark text:name="__RefHeading__19_544521001141"/>Primary<text:span text:style-name="T4"> </text:span>Flow:<text:span text:style-name="T4"> </text:span><text:bookmark-end text:name="__RefHeading__19_544521001141"/></text:h>
      <text:p text:style-name="P17"><text:span text:style-name="T10">Step</text:span><text:span text:style-name="T12"> </text:span><text:span text:style-name="T10">1:</text:span><text:span text:style-name="T12"> </text:span><text:span text:style-name="T8"><text:s/>User <text:s/>enters username as peoplenet</text:span></text:p>
      <text:p text:style-name="P18"><text:span text:style-name="T11">Step 2</text:span>: <text:s/>User enter password as railsfactory</text:p>
      <text:p text:style-name="P18"><text:span text:style-name="T11">Step 3</text:span>: <text:s/>User <text:s/>signin <text:s/>authentication.</text:p>
      <text:p text:style-name="P18"/>
      <text:p text:style-name="Standard"/>
      <text:h text:style-name="P50" text:outline-level="2"><text:bookmark text:name="__RefHeading__21_544521001131"/>Alternate<text:span text:style-name="T4"> </text:span>Flow<text:bookmark-end text:name="__RefHeading__21_544521001131"/></text:h>
      <text:p text:style-name="P3"><text:tab/><text:span text:style-name="T11">Step 1:</text:span> User will be prompted to enter valid username and password</text:p>
      <text:h text:style-name="P50" text:outline-level="2"><text:span text:style-name="T18">End</text:span><text:span text:style-name="T19"> </text:span><text:span text:style-name="T18">State</text:span></text:h>
      <text:p text:style-name="P27"><text:span text:style-name="T6"><text:tab/></text:span><text:span text:style-name="T26">u</text:span><text:span text:style-name="T24">ser</text:span><text:span text:style-name="T20"> moved to profile page successfully.</text:span></text:p>
      <text:p text:style-name="P22"/>
      <text:p text:style-name="P22"/>
      <text:p text:style-name="P22"/>
      <text:p text:style-name="P21"/>
      <text:p text:style-name="P22"/>
      <text:p text:style-name="P21"/>
      <text:p text:style-name="P49"/>
      <text:p text:style-name="P22">Use<text:span text:style-name="T1"> </text:span>Case<text:span text:style-name="T1"> 2</text:span>:<text:span text:style-name="T1"> Profile Details</text:span></text:p>
      <text:p text:style-name="No_20_Spacing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4.B1" office:value-type="string">
            <text:p text:style-name="P13">Profile Details</text:p>
          </table:table-cell>
          <table:table-cell table:style-name="Table14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4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4.1">
          <table:table-cell table:style-name="Table14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4.B2" office:value-type="string">
            <text:p text:style-name="P14">UC_MMP_002</text:p>
          </table:table-cell>
          <table:table-cell table:style-name="Table14.C2" office:value-type="string">
            <text:p text:style-name="P12">Priority</text:p>
          </table:table-cell>
          <table:table-cell table:style-name="Table14.D2" office:value-type="string">
            <text:p text:style-name="P14">Simple</text:p>
          </table:table-cell>
        </table:table-row>
        <table:table-row table:style-name="Table14.1">
          <table:table-cell table:style-name="Table14.A3" office:value-type="string">
            <text:p text:style-name="P11"><text:span text:style-name="T3">Primary</text:span><text:span text:style-name="T4"> </text:span>Actors</text:p>
          </table:table-cell>
          <table:table-cell table:style-name="Table14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1"><text:span text:style-name="T3">Other</text:span><text:span text:style-name="T4"> </text:span>Actors</text:p>
          </table:table-cell>
          <table:table-cell table:style-name="Table14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31"/>Description<text:bookmark-end text:name="__RefHeading__15_54452100114431"/></text:h>
      <text:p text:style-name="P2"><text:tab/>User can view the other peers details</text:p>
      <text:h text:style-name="P50" text:outline-level="2"><text:bookmark text:name="__RefHeading__17_54452100114431"/>Precondition<text:bookmark-end text:name="__RefHeading__17_54452100114431"/></text:h>
      <text:p text:style-name="P4"><text:tab/>User is authenticated.</text:p>
      <text:h text:style-name="P51" text:outline-level="2"><text:bookmark text:name="__RefHeading__19_54452100114431"/>Primary<text:span text:style-name="T4"> </text:span>Flow:<text:span text:style-name="T4"> </text:span><text:bookmark-end text:name="__RefHeading__19_54452100114431"/></text:h>
      <text:p text:style-name="P36"><text:span text:style-name="T4"><text:tab/></text:span><text:span text:style-name="T14">Step 1:</text:span><text:span text:style-name="T4"> Search the members. </text:span></text:p>
      <text:p text:style-name="P36"><text:span text:style-name="T4"><text:tab/></text:span><text:span text:style-name="T14">Step 2</text:span><text:span text:style-name="T4">: If any one peers to meet click contact button</text:span></text:p>
      <text:p text:style-name="P18"><text:span text:style-name="T11">Step 3:</text:span> Full details of that peers will be displayed.</text:p>
      <text:h text:style-name="P50" text:outline-level="2"><text:bookmark text:name="__RefHeading__21_54452100113431"/>Alternate<text:span text:style-name="T4"> </text:span>Flow<text:bookmark-end text:name="__RefHeading__21_54452100113431"/></text:h>
      <text:p text:style-name="P3"><text:tab/>If the members logged in, click contact button moved on contact page, otherwise it goes on</text:p>
      <text:p text:style-name="P3">member login page. </text:p>
      <text:h text:style-name="P50" text:outline-level="2"><text:bookmark text:name="__RefHeading__23_54452100114431"/>End<text:span text:style-name="T4"> </text:span>State<text:bookmark-end text:name="__RefHeading__23_54452100114431"/></text:h>
      <text:p text:style-name="P27"><text:span text:style-name="T6"><text:tab/></text:span><text:span text:style-name="T23">Member's full details is displayed.</text:span></text:p>
      <text:p text:style-name="P22"/>
      <text:p text:style-name="P49"/>
      <text:p text:style-name="P22">Use<text:span text:style-name="T1"> </text:span>Case<text:span text:style-name="T1"> 3</text:span>: Sign Up Page</text:p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.B1" office:value-type="string">
            <text:p text:style-name="P13">Sign up</text:p>
          </table:table-cell>
          <table:table-cell table:style-name="Table2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.1">
          <table:table-cell table:style-name="Table2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.B2" office:value-type="string">
            <text:p text:style-name="P14">UC_MMP_003</text:p>
          </table:table-cell>
          <table:table-cell table:style-name="Table2.C2" office:value-type="string">
            <text:p text:style-name="P12">Priority</text:p>
          </table:table-cell>
          <table:table-cell table:style-name="Table2.D2" office:value-type="string">
            <text:p text:style-name="P14">Simple</text:p>
          </table:table-cell>
        </table:table-row>
        <table:table-row table:style-name="Table2.1">
          <table:table-cell table:style-name="Table2.A3" office:value-type="string">
            <text:p text:style-name="P11"><text:span text:style-name="T3">Primary</text:span><text:span text:style-name="T4"> </text:span>Actors</text:p>
          </table:table-cell>
          <table:table-cell table:style-name="Table2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"><text:span text:style-name="T3">Other</text:span><text:span text:style-name="T4"> </text:span>Actors</text:p>
          </table:table-cell>
          <table:table-cell table:style-name="Table2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2"/>Description<text:bookmark-end text:name="__RefHeading__15_544521001142"/></text:h>
      <text:p text:style-name="P2"><text:tab/>Users can signup themselves with their details</text:p>
      <text:h text:style-name="P50" text:outline-level="2"><text:bookmark text:name="__RefHeading__17_544521001142"/>Precondition<text:bookmark-end text:name="__RefHeading__17_544521001142"/></text:h>
      <text:p text:style-name="P4"><text:tab/>User give site login in home page and user create a member account in signup page. </text:p>
      <text:h text:style-name="P51" text:outline-level="2"><text:bookmark text:name="__RefHeading__19_544521001142"/>Primary<text:span text:style-name="T4"> </text:span>Flow:<text:span text:style-name="T4"> </text:span><text:bookmark-end text:name="__RefHeading__19_544521001142"/></text:h>
      <text:p text:style-name="P17"><text:span text:style-name="T10">Step</text:span><text:span text:style-name="T12"> </text:span><text:span text:style-name="T10">1:</text:span><text:span text:style-name="T12"> </text:span><text:span text:style-name="T8">Enter the personal information.</text:span></text:p>
      <text:p text:style-name="P18"><text:span text:style-name="T11">Step 2:</text:span> Enter the Email address</text:p>
      <text:p text:style-name="P18"><text:span text:style-name="T11">Step 3:</text:span> Enter Verification code</text:p>
      <text:p text:style-name="P18"><text:span text:style-name="T11">Step 4:</text:span> Registeration is confirmed and an email will be sent to confirm email address.</text:p>
      <text:h text:style-name="P50" text:outline-level="2"><text:bookmark text:name="__RefHeading__21_544521001132"/>Alternate<text:span text:style-name="T4"> </text:span>Flow<text:bookmark-end text:name="__RefHeading__21_544521001132"/></text:h>
      <text:p text:style-name="P3"><text:tab/><text:span text:style-name="T11">Step 1:</text:span> If the email address is registered already, give another email id</text:p>
      <text:h text:style-name="P50" text:outline-level="2"><text:bookmark text:name="__RefHeading__23_544521001142"/>End<text:span text:style-name="T4"> </text:span>State<text:bookmark-end text:name="__RefHeading__23_544521001142"/></text:h>
      <text:p text:style-name="P27"><text:tab/><text:span text:style-name="T21">User registeration and email address is confirmed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2"><text:soft-page-break/></text:p>
      <text:p text:style-name="P21"><text:span text:style-name="T15">Use</text:span><text:span text:style-name="T16"> </text:span><text:span text:style-name="T15">Case</text:span><text:span text:style-name="T16"> 4</text:span><text:span text:style-name="T15">: Activation <text:s/>Of Email</text:span><text:span text:style-name="T16"> Confirmation</text:span></text:p>
      <text:p text:style-name="No_20_Spacing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6.B1" office:value-type="string">
            <text:p text:style-name="P13">Resend Email Confirmation</text:p>
          </table:table-cell>
          <table:table-cell table:style-name="Table16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6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6.1">
          <table:table-cell table:style-name="Table16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6.B2" office:value-type="string">
            <text:p text:style-name="P14">UC_MMP_004</text:p>
          </table:table-cell>
          <table:table-cell table:style-name="Table16.C2" office:value-type="string">
            <text:p text:style-name="P12">Priority</text:p>
          </table:table-cell>
          <table:table-cell table:style-name="Table16.D2" office:value-type="string">
            <text:p text:style-name="P14">Simple</text:p>
          </table:table-cell>
        </table:table-row>
        <table:table-row table:style-name="Table16.1">
          <table:table-cell table:style-name="Table16.A3" office:value-type="string">
            <text:p text:style-name="P11"><text:span text:style-name="T3">Primary</text:span><text:span text:style-name="T4"> </text:span>Actors</text:p>
          </table:table-cell>
          <table:table-cell table:style-name="Table16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1"><text:span text:style-name="T3">Other</text:span><text:span text:style-name="T4"> </text:span>Actors</text:p>
          </table:table-cell>
          <table:table-cell table:style-name="Table16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3"/>Description<text:bookmark-end text:name="__RefHeading__15_544521001143"/></text:h>
      <text:p text:style-name="P2"><text:tab/>user can activate their email address.</text:p>
      <text:h text:style-name="P50" text:outline-level="2"><text:bookmark text:name="__RefHeading__17_544521001143"/>Precondition<text:bookmark-end text:name="__RefHeading__17_544521001143"/></text:h>
      <text:p text:style-name="P4"><text:tab/>User completed registration.</text:p>
      <text:h text:style-name="P51" text:outline-level="2"><text:bookmark text:name="__RefHeading__19_544521001143"/>Primary<text:span text:style-name="T4"> </text:span>Flow:<text:span text:style-name="T4"> </text:span><text:bookmark-end text:name="__RefHeading__19_544521001143"/></text:h>
      <text:p text:style-name="P37"><text:tab/>Step 1: Click Did you get the email? Link.</text:p>
      <text:p text:style-name="P17"><text:span text:style-name="T10">Step</text:span><text:span text:style-name="T12"> </text:span><text:span text:style-name="T10">1:</text:span><text:span text:style-name="T12"> </text:span><text:span text:style-name="T8">Re-enter the email address and submit.</text:span></text:p>
      <text:p text:style-name="P18"><text:span text:style-name="T11">Step 2:</text:span> If the email address is correct then email address confirmation email will be sent to <text:s text:c="2"/><text:tab/>given email address.</text:p>
      <text:h text:style-name="P50" text:outline-level="2"><text:bookmark text:name="__RefHeading__21_544521001133"/>Alternate<text:span text:style-name="T4"> </text:span>Flow<text:bookmark-end text:name="__RefHeading__21_544521001133"/></text:h>
      <text:p text:style-name="P3"><text:tab/>NA</text:p>
      <text:h text:style-name="P50" text:outline-level="2"><text:bookmark text:name="__RefHeading__23_544521001143"/>End<text:span text:style-name="T4"> </text:span>State<text:bookmark-end text:name="__RefHeading__23_544521001143"/></text:h>
      <text:p text:style-name="P27"><text:span text:style-name="T26"><text:tab/></text:span><text:span text:style-name="T26">User activate successfully and user's email address is confirmed</text:span><text:span text:style-name="T24">.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/></text:p>
      <text:p text:style-name="P22"><text:soft-page-break/></text:p>
      <text:p text:style-name="P22">Use<text:span text:style-name="T1"> </text:span>Case<text:span text:style-name="T1"> 5</text:span>:<text:span text:style-name="T1"> Login</text:span></text:p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.B1" office:value-type="string">
            <text:p text:style-name="P13">Login</text:p>
          </table:table-cell>
          <table:table-cell table:style-name="Table3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.1">
          <table:table-cell table:style-name="Table3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.B2" office:value-type="string">
            <text:p text:style-name="P14">UC_MMP_005</text:p>
          </table:table-cell>
          <table:table-cell table:style-name="Table3.C2" office:value-type="string">
            <text:p text:style-name="P12">Priority</text:p>
          </table:table-cell>
          <table:table-cell table:style-name="Table3.D2" office:value-type="string">
            <text:p text:style-name="P14">Simple</text:p>
          </table:table-cell>
        </table:table-row>
        <table:table-row table:style-name="Table3.1">
          <table:table-cell table:style-name="Table3.A3" office:value-type="string">
            <text:p text:style-name="P11"><text:span text:style-name="T3">Primary</text:span><text:span text:style-name="T4"> </text:span>Actors</text:p>
          </table:table-cell>
          <table:table-cell table:style-name="Table3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<text:span text:style-name="T3">Other</text:span><text:span text:style-name="T4"> </text:span>Actors</text:p>
          </table:table-cell>
          <table:table-cell table:style-name="Table3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5"/>Description<text:bookmark-end text:name="__RefHeading__15_5445210011445"/></text:h>
      <text:p text:style-name="P2"><text:tab/>User can login to see their profile.</text:p>
      <text:h text:style-name="P50" text:outline-level="2"><text:bookmark text:name="__RefHeading__17_5445210011445"/>Precondition<text:bookmark-end text:name="__RefHeading__17_5445210011445"/></text:h>
      <text:p text:style-name="P4"><text:tab/>User is registered.</text:p>
      <text:h text:style-name="P51" text:outline-level="2"><text:bookmark text:name="__RefHeading__19_5445210011445"/>Primary<text:span text:style-name="T4"> </text:span>Flow:<text:span text:style-name="T4"> </text:span><text:bookmark-end text:name="__RefHeading__19_5445210011445"/></text:h>
      <text:p text:style-name="P36"><text:span text:style-name="T4"><text:tab/></text:span><text:span text:style-name="T14">Step 1:</text:span><text:span text:style-name="T4"> click the login link.</text:span></text:p>
      <text:p text:style-name="P17"><text:span text:style-name="T10">Step</text:span><text:span text:style-name="T12"> 2</text:span><text:span text:style-name="T10">:</text:span><text:span text:style-name="T12"> </text:span><text:span text:style-name="T8">Enter the email address and password and login.</text:span></text:p>
      <text:p text:style-name="P18"/>
      <text:h text:style-name="P50" text:outline-level="2"><text:bookmark text:name="__RefHeading__21_5445210011345"/>Alternate<text:span text:style-name="T4"> </text:span>Flow<text:bookmark-end text:name="__RefHeading__21_5445210011345"/></text:h>
      <text:p text:style-name="P3"><text:tab/><text:span text:style-name="T11">Step 1:</text:span> User will be prompted to enter valid email address and password</text:p>
      <text:h text:style-name="P50" text:outline-level="2"><text:bookmark text:name="__RefHeading__23_5445210011445"/>End<text:span text:style-name="T4"> </text:span>State<text:bookmark-end text:name="__RefHeading__23_5445210011445"/></text:h>
      <text:p text:style-name="P27"><text:span text:style-name="T26"><text:tab/>User is authenticated</text:span><text:span text:style-name="T24">. </text:span><text:span text:style-name="T23"><text:s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<text:soft-page-break/></text:p>
      <text:p text:style-name="P21"><text:span text:style-name="T15">Use</text:span><text:span text:style-name="T16"> </text:span><text:span text:style-name="T15">Case</text:span><text:span text:style-name="T16"> 6</text:span><text:span text:style-name="T15">:</text:span><text:span text:style-name="T16"> Request New Password </text:span></text:p>
      <text:p text:style-name="No_20_Spacing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7.B1" office:value-type="string">
            <text:p text:style-name="P13">Request New Password </text:p>
          </table:table-cell>
          <table:table-cell table:style-name="Table17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7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7.1">
          <table:table-cell table:style-name="Table17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7.B2" office:value-type="string">
            <text:p text:style-name="P14">UC_MMP_006</text:p>
          </table:table-cell>
          <table:table-cell table:style-name="Table17.C2" office:value-type="string">
            <text:p text:style-name="P12">Priority</text:p>
          </table:table-cell>
          <table:table-cell table:style-name="Table17.D2" office:value-type="string">
            <text:p text:style-name="P14">Simple</text:p>
          </table:table-cell>
        </table:table-row>
        <table:table-row table:style-name="Table17.1">
          <table:table-cell table:style-name="Table17.A3" office:value-type="string">
            <text:p text:style-name="P11"><text:span text:style-name="T3">Primary</text:span><text:span text:style-name="T4"> </text:span>Actors</text:p>
          </table:table-cell>
          <table:table-cell table:style-name="Table17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1"><text:span text:style-name="T3">Other</text:span><text:span text:style-name="T4"> </text:span>Actors</text:p>
          </table:table-cell>
          <table:table-cell table:style-name="Table17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11"/>Description<text:bookmark-end text:name="__RefHeading__15_54452100114411"/></text:h>
      <text:p text:style-name="P2"><text:tab/>User can recover the password <text:s/></text:p>
      <text:h text:style-name="P50" text:outline-level="2"><text:bookmark text:name="__RefHeading__17_54452100114411"/>Precondition<text:bookmark-end text:name="__RefHeading__17_54452100114411"/></text:h>
      <text:p text:style-name="P4"><text:tab/>User is registered and user is in login page.</text:p>
      <text:h text:style-name="P51" text:outline-level="2"><text:bookmark text:name="__RefHeading__19_54452100114411"/>Primary<text:span text:style-name="T4"> </text:span>Flow:<text:span text:style-name="T4"> </text:span><text:bookmark-end text:name="__RefHeading__19_54452100114411"/></text:h>
      <text:p text:style-name="P17"><text:span text:style-name="T10">Step</text:span><text:span text:style-name="T12"> </text:span><text:span text:style-name="T10">1:</text:span><text:span text:style-name="T12"> </text:span><text:span text:style-name="T8">Enter the valid email address.</text:span></text:p>
      <text:p text:style-name="P18"><text:span text:style-name="T11">Step 2:</text:span> User click get my password</text:p>
      <text:h text:style-name="P50" text:outline-level="2"><text:bookmark text:name="__RefHeading__21_54452100113411"/>Alternate<text:span text:style-name="T4"> </text:span>Flow<text:bookmark-end text:name="__RefHeading__21_54452100113411"/></text:h>
      <text:p text:style-name="P3"><text:tab/><text:span text:style-name="T11">Step 1:</text:span> If the email address is invalid, <text:s/>page<text:span text:style-name="T22"> stays in same with a message of your email id </text:span></text:p>
      <text:p text:style-name="P8">is not present in meetmypeers</text:p>
      <text:h text:style-name="P50" text:outline-level="2"><text:bookmark text:name="__RefHeading__23_54452100114411"/>End<text:span text:style-name="T4"> </text:span>State<text:bookmark-end text:name="__RefHeading__23_54452100114411"/></text:h>
      <text:p text:style-name="P29"><text:span text:style-name="T1"><text:tab/></text:span><text:span text:style-name="T25">The password is recoverd with a message of your new password sent with your email address </text:span></text:p>
      <text:p text:style-name="P22"/>
      <text:p text:style-name="P49"/>
      <text:p text:style-name="P22">Use<text:span text:style-name="T1"> </text:span>Case<text:span text:style-name="T1"> 7</text:span>:<text:span text:style-name="T1"> Search</text:span></text:p>
      <text:p text:style-name="No_20_Spacing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8.B1" office:value-type="string">
            <text:p text:style-name="P13">Search</text:p>
          </table:table-cell>
          <table:table-cell table:style-name="Table18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8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8.1">
          <table:table-cell table:style-name="Table18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8.B2" office:value-type="string">
            <text:p text:style-name="P14">UC_MMP_007</text:p>
          </table:table-cell>
          <table:table-cell table:style-name="Table18.C2" office:value-type="string">
            <text:p text:style-name="P12">Priority</text:p>
          </table:table-cell>
          <table:table-cell table:style-name="Table18.D2" office:value-type="string">
            <text:p text:style-name="P14">Simple</text:p>
          </table:table-cell>
        </table:table-row>
        <table:table-row table:style-name="Table18.1">
          <table:table-cell table:style-name="Table18.A3" office:value-type="string">
            <text:p text:style-name="P11"><text:span text:style-name="T3">Primary</text:span><text:span text:style-name="T4"> </text:span>Actors</text:p>
          </table:table-cell>
          <table:table-cell table:style-name="Table18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1"><text:span text:style-name="T3">Other</text:span><text:span text:style-name="T4"> </text:span>Actors</text:p>
          </table:table-cell>
          <table:table-cell table:style-name="Table18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22"/>Description<text:bookmark-end text:name="__RefHeading__15_54452100114422"/></text:h>
      <text:p text:style-name="P2"><text:tab/>User finds the peers.</text:p>
      <text:h text:style-name="P50" text:outline-level="2"><text:bookmark text:name="__RefHeading__17_54452100114422"/>Precondition<text:bookmark-end text:name="__RefHeading__17_54452100114422"/></text:h>
      <text:p text:style-name="P4"><text:tab/>User is authenticated.</text:p>
      <text:h text:style-name="P51" text:outline-level="2"><text:bookmark text:name="__RefHeading__19_54452100114422"/>Primary<text:span text:style-name="T4"> </text:span>Flow:<text:span text:style-name="T4"> </text:span><text:bookmark-end text:name="__RefHeading__19_54452100114422"/></text:h>
      <text:p text:style-name="P19">Step 1: <text:span text:style-name="T7">Give our peers name or title in search text box</text:span></text:p>
      <text:p text:style-name="P17"><text:span text:style-name="T10">Step</text:span><text:span text:style-name="T12"> 2</text:span><text:span text:style-name="T10">:</text:span><text:span text:style-name="T12"> </text:span><text:span text:style-name="T8">click the search button</text:span></text:p>
      <text:p text:style-name="P18"/>
      <text:h text:style-name="P50" text:outline-level="2"><text:bookmark text:name="__RefHeading__21_54452100113422"/>Alternate<text:span text:style-name="T4"> </text:span>Flow<text:bookmark-end text:name="__RefHeading__21_54452100113422"/></text:h>
      <text:p text:style-name="P3"><text:tab/>NA</text:p>
      <text:h text:style-name="P50" text:outline-level="2"><text:bookmark text:name="__RefHeading__23_54452100114422"/>End<text:span text:style-name="T4"> </text:span>State<text:bookmark-end text:name="__RefHeading__23_54452100114422"/></text:h>
      <text:p text:style-name="P27"><text:span text:style-name="T6"><text:tab/></text:span><text:span text:style-name="T26">It displays our relvant search</text:span></text:p>
      <text:p text:style-name="P22"/>
      <text:p text:style-name="P49"/>
      <text:p text:style-name="P22">Use<text:span text:style-name="T1"> </text:span>Case<text:span text:style-name="T1"> 8</text:span>:<text:span text:style-name="T1"> Home Dashboard</text:span></text:p>
      <text:p text:style-name="No_20_Spacing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5.B1" office:value-type="string">
            <text:p text:style-name="P13">Home Dashboard</text:p>
          </table:table-cell>
          <table:table-cell table:style-name="Table1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5.1">
          <table:table-cell table:style-name="Table1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5.B2" office:value-type="string">
            <text:p text:style-name="P14">UC_MMP_008</text:p>
          </table:table-cell>
          <table:table-cell table:style-name="Table15.C2" office:value-type="string">
            <text:p text:style-name="P12">Priority</text:p>
          </table:table-cell>
          <table:table-cell table:style-name="Table15.D2" office:value-type="string">
            <text:p text:style-name="P14">Simple</text:p>
          </table:table-cell>
        </table:table-row>
        <table:table-row table:style-name="Table15.1">
          <table:table-cell table:style-name="Table15.A3" office:value-type="string">
            <text:p text:style-name="P11"><text:span text:style-name="T3">Primary</text:span><text:span text:style-name="T4"> </text:span>Actors</text:p>
          </table:table-cell>
          <table:table-cell table:style-name="Table15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1"><text:span text:style-name="T3">Other</text:span><text:span text:style-name="T4"> </text:span>Actors</text:p>
          </table:table-cell>
          <table:table-cell table:style-name="Table1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1"/>Description<text:bookmark-end text:name="__RefHeading__15_5445210011444111111"/></text:h>
      <text:p text:style-name="P2"><text:tab/>User can see the member request,managed availability and new user</text:p>
      <text:h text:style-name="P50" text:outline-level="2"><text:bookmark text:name="__RefHeading__17_5445210011444111111"/>Precondition<text:bookmark-end text:name="__RefHeading__17_5445210011444111111"/></text:h>
      <text:p text:style-name="P4"><text:tab/>User is authenticated </text:p>
      <text:h text:style-name="P51" text:outline-level="2"><text:bookmark text:name="__RefHeading__19_5445210011444111111"/>Primary<text:span text:style-name="T4"> </text:span>Flow:<text:span text:style-name="T4"> </text:span><text:bookmark-end text:name="__RefHeading__19_5445210011444111111"/></text:h>
      <text:p text:style-name="P36"><text:span text:style-name="T4"><text:tab/></text:span><text:span text:style-name="T14">Step 1:</text:span><text:span text:style-name="T4"> Click member request and see the member request</text:span></text:p>
      <text:p text:style-name="P17"><text:span text:style-name="T10">Step</text:span><text:span text:style-name="T12"> 2</text:span><text:span text:style-name="T10">:</text:span><text:span text:style-name="T12"> </text:span><text:span text:style-name="T8">edit the profile</text:span></text:p>
      <text:p text:style-name="P18"><text:span text:style-name="T11">Step 3:</text:span> click the new user,see the new users</text:p>
      <text:h text:style-name="P50" text:outline-level="2"><text:bookmark text:name="__RefHeading__21_5445210011344111111"/>Alternate<text:span text:style-name="T4"> </text:span>Flow<text:bookmark-end text:name="__RefHeading__21_5445210011344111111"/></text:h>
      <text:p text:style-name="P9"/>
      <text:p text:style-name="P3"><text:tab/>NA</text:p>
      <text:h text:style-name="P50" text:outline-level="2"><text:bookmark text:name="__RefHeading__23_5445210011444111111"/>End<text:span text:style-name="T4"> </text:span>State<text:bookmark-end text:name="__RefHeading__23_5445210011444111111"/></text:h>
      <text:p text:style-name="P28"><text:tab/><text:span text:style-name="T21">Profile are updated sucessfully.</text:span></text:p>
      <text:p text:style-name="P22"/>
      <text:p text:style-name="P49"/>
      <text:p text:style-name="P22">Use<text:span text:style-name="T1"> </text:span>Case<text:span text:style-name="T1"> 9</text:span>:<text:span text:style-name="T1"> Managed Availability</text:span></text:p>
      <text:p text:style-name="No_20_Spacing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0.B1" office:value-type="string">
            <text:p text:style-name="P13">Managed availability</text:p>
          </table:table-cell>
          <table:table-cell table:style-name="Table10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0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0.1">
          <table:table-cell table:style-name="Table10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0.B2" office:value-type="string">
            <text:p text:style-name="P14">UC_MMP_009</text:p>
          </table:table-cell>
          <table:table-cell table:style-name="Table10.C2" office:value-type="string">
            <text:p text:style-name="P12">Priority</text:p>
          </table:table-cell>
          <table:table-cell table:style-name="Table10.D2" office:value-type="string">
            <text:p text:style-name="P14">Simple</text:p>
          </table:table-cell>
        </table:table-row>
        <table:table-row table:style-name="Table10.1">
          <table:table-cell table:style-name="Table10.A3" office:value-type="string">
            <text:p text:style-name="P11"><text:span text:style-name="T3">Primary</text:span><text:span text:style-name="T4"> </text:span>Actors</text:p>
          </table:table-cell>
          <table:table-cell table:style-name="Table10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1"><text:span text:style-name="T3">Other</text:span><text:span text:style-name="T4"> </text:span>Actors</text:p>
          </table:table-cell>
          <table:table-cell table:style-name="Table10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"/>Description<text:bookmark-end text:name="__RefHeading__15_544521001144411"/></text:h>
      <text:p text:style-name="P2"><text:tab/>User can post the availability date and time</text:p>
      <text:h text:style-name="P50" text:outline-level="2"><text:bookmark text:name="__RefHeading__17_544521001144411"/>Precondition<text:bookmark-end text:name="__RefHeading__17_544521001144411"/></text:h>
      <text:p text:style-name="P4"><text:tab/>User is authenticated.</text:p>
      <text:h text:style-name="P51" text:outline-level="2"><text:bookmark text:name="__RefHeading__19_544521001144411"/>Primary<text:span text:style-name="T4"> </text:span>Flow:<text:span text:style-name="T4"> </text:span><text:bookmark-end text:name="__RefHeading__19_544521001144411"/></text:h>
      <text:p text:style-name="P36"><text:span text:style-name="T4"><text:tab/></text:span><text:span text:style-name="T14">Step 1:</text:span><text:span text:style-name="T4"> Click managed availability link from dashboard page.</text:span></text:p>
      <text:p text:style-name="P17"><text:span text:style-name="T10">Step</text:span><text:span text:style-name="T12"> </text:span><text:span text:style-name="T10">2</text:span><text:span text:style-name="T12"> </text:span><text:span text:style-name="T8"><text:s text:c="2"/>It shows the availability information</text:span></text:p>
      <text:p text:style-name="P18"/>
      <text:h text:style-name="P50" text:outline-level="2"><text:bookmark text:name="__RefHeading__21_544521001134411"/>Alternate<text:span text:style-name="T4"> </text:span>Flow<text:bookmark-end text:name="__RefHeading__21_544521001134411"/></text:h>
      <text:p text:style-name="P3"><text:tab/>NA</text:p>
      <text:h text:style-name="P50" text:outline-level="2"><text:bookmark text:name="__RefHeading__23_544521001144411"/>End<text:span text:style-name="T4"> </text:span>State<text:bookmark-end text:name="__RefHeading__23_544521001144411"/></text:h>
      <text:p text:style-name="P27"><text:span text:style-name="T6"><text:tab/></text:span><text:span text:style-name="T23">Availability information displayed successfully.</text:span></text:p>
      <text:p text:style-name="P29"/>
      <text:p text:style-name="P29"/>
      <text:p text:style-name="P22"/>
      <text:p text:style-name="P49">Use<text:span text:style-name="T1"> </text:span>Case<text:span text:style-name="T1"> 10</text:span>:<text:span text:style-name="T1"> My Profile Page</text:span></text:p>
      <text:p text:style-name="No_20_Spacing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6.B1" office:value-type="string">
            <text:p text:style-name="P13">My profile page</text:p>
          </table:table-cell>
          <table:table-cell table:style-name="Table6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6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6.1">
          <table:table-cell table:style-name="Table6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6.B2" office:value-type="string">
            <text:p text:style-name="P14">UC_MMP_010</text:p>
          </table:table-cell>
          <table:table-cell table:style-name="Table6.C2" office:value-type="string">
            <text:p text:style-name="P12">Priority</text:p>
          </table:table-cell>
          <table:table-cell table:style-name="Table6.D2" office:value-type="string">
            <text:p text:style-name="P14">Simple</text:p>
          </table:table-cell>
        </table:table-row>
        <table:table-row table:style-name="Table6.1">
          <table:table-cell table:style-name="Table6.A3" office:value-type="string">
            <text:p text:style-name="P11"><text:span text:style-name="T3">Primary</text:span><text:span text:style-name="T4"> </text:span>Actors</text:p>
          </table:table-cell>
          <table:table-cell table:style-name="Table6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1"><text:span text:style-name="T3">Other</text:span><text:span text:style-name="T4"> </text:span>Actors</text:p>
          </table:table-cell>
          <table:table-cell table:style-name="Table6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2"/>Description<text:bookmark-end text:name="__RefHeading__15_54452100114441112"/></text:h>
      <text:p text:style-name="P2"><text:tab/>User can <text:s/>view and change their Member details , Availability information, Educational information, and Work information</text:p>
      <text:h text:style-name="P50" text:outline-level="2"><text:bookmark text:name="__RefHeading__17_54452100114441112"/>Precondition<text:bookmark-end text:name="__RefHeading__17_54452100114441112"/></text:h>
      <text:p text:style-name="P4"><text:tab/>User is authenticated.</text:p>
      <text:h text:style-name="P51" text:outline-level="2"><text:bookmark text:name="__RefHeading__19_54452100114441112"/>Primary<text:span text:style-name="T4"> </text:span>Flow:<text:span text:style-name="T4"> </text:span><text:bookmark-end text:name="__RefHeading__19_54452100114441112"/></text:h>
      <text:p text:style-name="P36"><text:span text:style-name="T4"><text:tab/></text:span><text:span text:style-name="T14">Step 1: </text:span><text:span text:style-name="T4">Click profile menu.</text:span></text:p>
      <text:p text:style-name="P17"><text:span text:style-name="T10">Step</text:span><text:span text:style-name="T12"> 2</text:span><text:span text:style-name="T10">:</text:span><text:span text:style-name="T12"> </text:span><text:span text:style-name="T8">Update the member details,availability information, educational information, and work information</text:span></text:p>
      <text:p text:style-name="P18"><text:span text:style-name="T11">Step 3: </text:span>Updated user's profile is displayed.</text:p>
      <text:h text:style-name="P50" text:outline-level="2"><text:bookmark text:name="__RefHeading__21_54452100113441112"/>Alternate<text:span text:style-name="T4"> </text:span>Flow<text:bookmark-end text:name="__RefHeading__21_54452100113441112"/></text:h>
      <text:p text:style-name="P3"><text:tab/><text:span text:style-name="T11">Step 1:</text:span> If these updating details are not in expected format then user is prompted to enter <text:tab/><text:tab/>details in proper format.</text:p>
      <text:h text:style-name="P50" text:outline-level="2"><text:bookmark text:name="__RefHeading__23_54452100114441112"/>End<text:span text:style-name="T4"> </text:span>State<text:bookmark-end text:name="__RefHeading__23_54452100114441112"/></text:h>
      <text:p text:style-name="P27"><text:span text:style-name="T8"><text:tab/></text:span><text:span text:style-name="T23">Updated user's profile is displayed.</text:span></text:p>
      <text:p text:style-name="P22"/>
      <text:p text:style-name="P49"/>
      <text:p text:style-name="P22">Use<text:span text:style-name="T1"> </text:span>Case<text:span text:style-name="T1"> 11</text:span>:<text:span text:style-name="T1"> Update Personal Details</text:span></text:p>
      <text:p text:style-name="No_20_Spacing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1.B1" office:value-type="string">
            <text:p text:style-name="P13">Updated personel details</text:p>
          </table:table-cell>
          <table:table-cell table:style-name="Table1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1.1">
          <table:table-cell table:style-name="Table1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1.B2" office:value-type="string">
            <text:p text:style-name="P14">UC_MMP_011</text:p>
          </table:table-cell>
          <table:table-cell table:style-name="Table11.C2" office:value-type="string">
            <text:p text:style-name="P12">Priority</text:p>
          </table:table-cell>
          <table:table-cell table:style-name="Table11.D2" office:value-type="string">
            <text:p text:style-name="P14">Simple</text:p>
          </table:table-cell>
        </table:table-row>
        <table:table-row table:style-name="Table11.1">
          <table:table-cell table:style-name="Table11.A3" office:value-type="string">
            <text:p text:style-name="P11"><text:span text:style-name="T3">Primary</text:span><text:span text:style-name="T4"> </text:span>Actors</text:p>
          </table:table-cell>
          <table:table-cell table:style-name="Table11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1"><text:span text:style-name="T3">Other</text:span><text:span text:style-name="T4"> </text:span>Actors</text:p>
          </table:table-cell>
          <table:table-cell table:style-name="Table1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2"/>Description<text:bookmark-end text:name="__RefHeading__15_544521001144411112"/></text:h>
      <text:p text:style-name="P2"><text:tab/>User can change their personel details and update their profile page</text:p>
      <text:h text:style-name="P50" text:outline-level="2"><text:bookmark text:name="__RefHeading__17_544521001144411112"/>Precondition<text:bookmark-end text:name="__RefHeading__17_544521001144411112"/></text:h>
      <text:p text:style-name="P4"><text:tab/>User is authenticated.</text:p>
      <text:h text:style-name="P51" text:outline-level="2"><text:bookmark text:name="__RefHeading__19_544521001144411112"/>Primary<text:span text:style-name="T4"> </text:span>Flow:<text:span text:style-name="T4"> </text:span><text:bookmark-end text:name="__RefHeading__19_544521001144411112"/></text:h>
      <text:p text:style-name="P36"><text:span text:style-name="T4"><text:tab/></text:span><text:span text:style-name="T14">Step 1:</text:span><text:span text:style-name="T4"> Click personel details menu</text:span></text:p>
      <text:p text:style-name="P17"><text:span text:style-name="T10">Step</text:span><text:span text:style-name="T12"> 2</text:span><text:span text:style-name="T10">:</text:span><text:span text:style-name="T12"> </text:span><text:span text:style-name="T8">User can change the personel details</text:span></text:p>
      <text:p text:style-name="P18"><text:span text:style-name="T11">Step 3: </text:span>User can update the profile.</text:p>
      <text:h text:style-name="P50" text:outline-level="2"><text:bookmark text:name="__RefHeading__21_544521001134411112"/>Alternate<text:span text:style-name="T4"> </text:span>Flow<text:bookmark-end text:name="__RefHeading__21_544521001134411112"/></text:h>
      <text:p text:style-name="P3"><text:tab/><text:span text:style-name="T11">Step 1:</text:span> If these updating details are not in expected format then user is prompted to enter <text:tab/><text:tab/>details in proper format.</text:p>
      <text:h text:style-name="P50" text:outline-level="2"><text:bookmark text:name="__RefHeading__23_544521001144411112"/>End<text:span text:style-name="T4"> </text:span>State<text:bookmark-end text:name="__RefHeading__23_544521001144411112"/></text:h>
      <text:p text:style-name="P30"><text:tab/><text:span text:style-name="T21">Updated page is displayed.</text:span></text:p>
      <text:p text:style-name="P22"/>
      <text:p text:style-name="P49"/>
      <text:p text:style-name="P22">Use<text:span text:style-name="T1"> </text:span>Case<text:span text:style-name="T1"> 12</text:span>:<text:span text:style-name="T1"> Update Educational Details</text:span></text:p>
      <text:p text:style-name="No_20_Spacing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2.B1" office:value-type="string">
            <text:p text:style-name="P13">Updated Educational details</text:p>
          </table:table-cell>
          <table:table-cell table:style-name="Table12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2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2.1">
          <table:table-cell table:style-name="Table12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2.B2" office:value-type="string">
            <text:p text:style-name="P14">UC_MMP_012</text:p>
          </table:table-cell>
          <table:table-cell table:style-name="Table12.C2" office:value-type="string">
            <text:p text:style-name="P12">Priority</text:p>
          </table:table-cell>
          <table:table-cell table:style-name="Table12.D2" office:value-type="string">
            <text:p text:style-name="P14">Simple</text:p>
          </table:table-cell>
        </table:table-row>
        <table:table-row table:style-name="Table12.1">
          <table:table-cell table:style-name="Table12.A3" office:value-type="string">
            <text:p text:style-name="P11"><text:span text:style-name="T3">Primary</text:span><text:span text:style-name="T4"> </text:span>Actors</text:p>
          </table:table-cell>
          <table:table-cell table:style-name="Table12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1"><text:span text:style-name="T3">Other</text:span><text:span text:style-name="T4"> </text:span>Actors</text:p>
          </table:table-cell>
          <table:table-cell table:style-name="Table12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21"/>Description<text:bookmark-end text:name="__RefHeading__15_5445210011444111121"/></text:h>
      <text:p text:style-name="P2"><text:tab/>User can change their <text:s/>educational<text:span text:style-name="T4"> </text:span>details and update their profile page</text:p>
      <text:h text:style-name="P50" text:outline-level="2"><text:bookmark text:name="__RefHeading__17_5445210011444111121"/>Precondition<text:bookmark-end text:name="__RefHeading__17_5445210011444111121"/></text:h>
      <text:p text:style-name="P4"><text:tab/>User is authenticated.</text:p>
      <text:h text:style-name="P51" text:outline-level="2"><text:bookmark text:name="__RefHeading__19_5445210011444111121"/>Primary<text:span text:style-name="T4"> </text:span>Flow:<text:span text:style-name="T4"> </text:span><text:bookmark-end text:name="__RefHeading__19_5445210011444111121"/></text:h>
      <text:p text:style-name="P36"><text:span text:style-name="T4"><text:tab/></text:span><text:span text:style-name="T14">Step 1:</text:span><text:span text:style-name="T4"> Click </text:span><text:span text:style-name="T5">educational </text:span><text:span text:style-name="T4">details menu</text:span></text:p>
      <text:p text:style-name="P17"><text:span text:style-name="T10">Step</text:span><text:span text:style-name="T12"> 2</text:span><text:span text:style-name="T10">:</text:span><text:span text:style-name="T12"> </text:span><text:span text:style-name="T8">User can change the educational details</text:span></text:p>
      <text:p text:style-name="P18"><text:span text:style-name="T11">Step 3: </text:span>User can update the profile.</text:p>
      <text:h text:style-name="P50" text:outline-level="2"><text:bookmark text:name="__RefHeading__21_5445210011344111121"/>Alternate<text:span text:style-name="T4"> </text:span>Flow<text:bookmark-end text:name="__RefHeading__21_5445210011344111121"/></text:h>
      <text:p text:style-name="P3"><text:tab/><text:span text:style-name="T11">Step 1:</text:span> If these updating details are not in expected format then user is prompted to enter <text:tab/><text:tab/>details in proper format.</text:p>
      <text:h text:style-name="P50" text:outline-level="2"><text:bookmark text:name="__RefHeading__23_5445210011444111121"/>End<text:span text:style-name="T4"> </text:span>State<text:bookmark-end text:name="__RefHeading__23_5445210011444111121"/></text:h>
      <text:p text:style-name="P31"><text:tab/>Updated page is displayed.</text:p>
      <text:p text:style-name="P22"/>
      <text:p text:style-name="P49"/>
      <text:p text:style-name="P22">Use<text:span text:style-name="T1"> </text:span>Case<text:span text:style-name="T1"> 13</text:span>:<text:span text:style-name="T1"> Update Work Details</text:span></text:p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.B1" office:value-type="string">
            <text:p text:style-name="P13">Updated work details</text:p>
          </table:table-cell>
          <table:table-cell table:style-name="Table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.B2" office:value-type="string">
            <text:p text:style-name="P14">UC_MMP_013</text:p>
          </table:table-cell>
          <table:table-cell table:style-name="Table1.C2" office:value-type="string">
            <text:p text:style-name="P12">Priority</text:p>
          </table:table-cell>
          <table:table-cell table:style-name="Table1.D2" office:value-type="string">
            <text:p text:style-name="P14">Simple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Primary</text:span><text:span text:style-name="T4"> </text:span>Actors</text:p>
          </table:table-cell>
          <table:table-cell table:style-name="Table1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<text:span text:style-name="T3">Other</text:span><text:span text:style-name="T4"> </text:span>Actors</text:p>
          </table:table-cell>
          <table:table-cell table:style-name="Table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211"/>Description<text:bookmark-end text:name="__RefHeading__15_54452100114441111211"/></text:h>
      <text:p text:style-name="P2"><text:tab/>User can change their <text:s/>work<text:span text:style-name="T4"> </text:span>details and update their profile page</text:p>
      <text:h text:style-name="P50" text:outline-level="2"><text:bookmark text:name="__RefHeading__17_54452100114441111211"/>Precondition<text:bookmark-end text:name="__RefHeading__17_54452100114441111211"/></text:h>
      <text:p text:style-name="P4"><text:tab/>User is authenticated.</text:p>
      <text:h text:style-name="P51" text:outline-level="2"><text:bookmark text:name="__RefHeading__19_54452100114441111211"/>Primary<text:span text:style-name="T4"> </text:span>Flow:<text:span text:style-name="T4"> </text:span><text:bookmark-end text:name="__RefHeading__19_54452100114441111211"/></text:h>
      <text:p text:style-name="P36"><text:span text:style-name="T4"><text:tab/></text:span><text:span text:style-name="T14">Step 1:</text:span><text:span text:style-name="T4"> Click work</text:span><text:span text:style-name="T5"> </text:span><text:span text:style-name="T4">details menu</text:span></text:p>
      <text:p text:style-name="P17"><text:span text:style-name="T10">Step</text:span><text:span text:style-name="T12"> 2</text:span><text:span text:style-name="T10">:</text:span><text:span text:style-name="T12"> </text:span><text:span text:style-name="T8">User can change the work details</text:span></text:p>
      <text:p text:style-name="P18"><text:span text:style-name="T11">Step 3: </text:span>User can update the profile.</text:p>
      <text:h text:style-name="P50" text:outline-level="2"><text:bookmark text:name="__RefHeading__21_54452100113441111211"/>Alternate<text:span text:style-name="T4"> </text:span>Flow<text:bookmark-end text:name="__RefHeading__21_54452100113441111211"/></text:h>
      <text:p text:style-name="P3"><text:tab/><text:span text:style-name="T11">Step 1:</text:span> If these updating details are not in expected format then user is prompted to enter <text:tab/><text:tab/>details in proper format.</text:p>
      <text:h text:style-name="P50" text:outline-level="2"><text:bookmark text:name="__RefHeading__23_54452100114441111211"/>End<text:span text:style-name="T4"> </text:span>State<text:bookmark-end text:name="__RefHeading__23_54452100114441111211"/></text:h>
      <text:p text:style-name="P30"><text:tab/><text:span text:style-name="T21">Updated page is displayed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2">Use<text:span text:style-name="T1"> </text:span>Case<text:span text:style-name="T1"> 14</text:span>:<text:span text:style-name="T1"> Profile Page For Other Member</text:span></text:p>
      <text:p text:style-name="No_20_Spacing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9.B1" office:value-type="string">
            <text:p text:style-name="P13">Member profile page</text:p>
          </table:table-cell>
          <table:table-cell table:style-name="Table19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9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9.1">
          <table:table-cell table:style-name="Table19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9.B2" office:value-type="string">
            <text:p text:style-name="P14">UC_MMP_014</text:p>
          </table:table-cell>
          <table:table-cell table:style-name="Table19.C2" office:value-type="string">
            <text:p text:style-name="P12">Priority</text:p>
          </table:table-cell>
          <table:table-cell table:style-name="Table19.D2" office:value-type="string">
            <text:p text:style-name="P14">Simple</text:p>
          </table:table-cell>
        </table:table-row>
        <table:table-row table:style-name="Table19.1">
          <table:table-cell table:style-name="Table19.A3" office:value-type="string">
            <text:p text:style-name="P11"><text:span text:style-name="T3">Primary</text:span><text:span text:style-name="T4"> </text:span>Actors</text:p>
          </table:table-cell>
          <table:table-cell table:style-name="Table19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1"><text:span text:style-name="T3">Other</text:span><text:span text:style-name="T4"> </text:span>Actors</text:p>
          </table:table-cell>
          <table:table-cell table:style-name="Table19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32"/>Description<text:bookmark-end text:name="__RefHeading__15_544521001144432"/></text:h>
      <text:p text:style-name="P2"><text:tab/>User can view the member profile page from New user</text:p>
      <text:h text:style-name="P50" text:outline-level="2"><text:bookmark text:name="__RefHeading__17_544521001144432"/>Precondition<text:bookmark-end text:name="__RefHeading__17_544521001144432"/></text:h>
      <text:p text:style-name="P4"><text:tab/>User is authenticated</text:p>
      <text:h text:style-name="P51" text:outline-level="2"><text:bookmark text:name="__RefHeading__19_544521001144432"/>Primary<text:span text:style-name="T4"> </text:span>Flow:<text:span text:style-name="T4"> </text:span><text:bookmark-end text:name="__RefHeading__19_544521001144432"/></text:h>
      <text:p text:style-name="P17"><text:span text:style-name="T11">Step 1:</text:span> Click New user tab in home dashboard page.</text:p>
      <text:p text:style-name="P17"><text:span text:style-name="T10">Step</text:span><text:span text:style-name="T12"> 2</text:span><text:span text:style-name="T10">:</text:span><text:span text:style-name="T12"> </text:span><text:span text:style-name="T8">View the particular member profile page</text:span></text:p>
      <text:p text:style-name="P18"><text:span text:style-name="T11">Step 3: </text:span>User can click particular new user tab. It shows the particular member <text:s text:c="6"/><text:tab/> <text:s/>information</text:p>
      <text:h text:style-name="P50" text:outline-level="2"><text:bookmark text:name="__RefHeading__21_544521001134432"/>Alternate<text:span text:style-name="T4"> </text:span>Flow<text:bookmark-end text:name="__RefHeading__21_544521001134432"/></text:h>
      <text:p text:style-name="P3"><text:tab/>NA</text:p>
      <text:h text:style-name="P50" text:outline-level="2"><text:bookmark text:name="__RefHeading__23_544521001144432"/>End<text:span text:style-name="T4"> </text:span>State<text:bookmark-end text:name="__RefHeading__23_544521001144432"/></text:h>
      <text:p text:style-name="P20">New user profile page is displayed<text:tab/></text:p>
      <text:p text:style-name="P22"/>
      <text:p text:style-name="P49"/>
      <text:p text:style-name="P22">Use<text:span text:style-name="T1"> </text:span>Case<text:span text:style-name="T1"> 15</text:span>:<text:span text:style-name="T1"> Meeting Request</text:span></text:p>
      <text:p text:style-name="No_20_Spacing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0.B1" office:value-type="string">
            <text:p text:style-name="P13">Meeting Request</text:p>
          </table:table-cell>
          <table:table-cell table:style-name="Table20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0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0.1">
          <table:table-cell table:style-name="Table20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0.B2" office:value-type="string">
            <text:p text:style-name="P14">UC_MMP_015</text:p>
          </table:table-cell>
          <table:table-cell table:style-name="Table20.C2" office:value-type="string">
            <text:p text:style-name="P12">Priority</text:p>
          </table:table-cell>
          <table:table-cell table:style-name="Table20.D2" office:value-type="string">
            <text:p text:style-name="P14">Simple</text:p>
          </table:table-cell>
        </table:table-row>
        <table:table-row table:style-name="Table20.1">
          <table:table-cell table:style-name="Table20.A3" office:value-type="string">
            <text:p text:style-name="P11"><text:span text:style-name="T3">Primary</text:span><text:span text:style-name="T4"> </text:span>Actors</text:p>
          </table:table-cell>
          <table:table-cell table:style-name="Table20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1"><text:span text:style-name="T3">Other</text:span><text:span text:style-name="T4"> </text:span>Actors</text:p>
          </table:table-cell>
          <table:table-cell table:style-name="Table20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3"/>Description<text:bookmark-end text:name="__RefHeading__15_54452100114443"/></text:h>
      <text:p text:style-name="P2"><text:tab/>User can view the meeting request from other members.</text:p>
      <text:h text:style-name="P50" text:outline-level="2"><text:bookmark text:name="__RefHeading__17_54452100114443"/>Precondition<text:bookmark-end text:name="__RefHeading__17_54452100114443"/></text:h>
      <text:p text:style-name="P4"><text:tab/>User is authenticated</text:p>
      <text:h text:style-name="P51" text:outline-level="2"><text:bookmark text:name="__RefHeading__19_54452100114443"/>Primary<text:span text:style-name="T4"> </text:span>Flow:<text:span text:style-name="T4"> </text:span><text:bookmark-end text:name="__RefHeading__19_54452100114443"/></text:h>
      <text:p text:style-name="P17"><text:span text:style-name="T11">Step 1:</text:span> Click meeting request tab in home dashboard page.</text:p>
      <text:p text:style-name="P17"><text:span text:style-name="T10">Step</text:span><text:span text:style-name="T12"> 2</text:span><text:span text:style-name="T10">:</text:span><text:span text:style-name="T12"> </text:span><text:span text:style-name="T8">View all meeting request sent by other members</text:span></text:p>
      <text:p text:style-name="P18"><text:span text:style-name="T11">Step 3: </text:span>User can click particular member request tab. It shows the particular member <text:s text:c="6"/><text:tab/> <text:s/>information</text:p>
      <text:h text:style-name="P50" text:outline-level="2"><text:bookmark text:name="__RefHeading__21_54452100113443"/>Alternate<text:span text:style-name="T4"> </text:span>Flow<text:bookmark-end text:name="__RefHeading__21_54452100113443"/></text:h>
      <text:p text:style-name="P3"><text:tab/>NA</text:p>
      <text:h text:style-name="P50" text:outline-level="2"><text:bookmark text:name="__RefHeading__23_54452100114443"/>End<text:span text:style-name="T4"> </text:span>State<text:bookmark-end text:name="__RefHeading__23_54452100114443"/></text:h>
      <text:p text:style-name="P27"><text:span text:style-name="T5"><text:tab/></text:span><text:span text:style-name="T27">All the meeting request are dis</text:span><text:span text:style-name="T23">played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<text:soft-page-break/></text:p>
      <text:p text:style-name="P22">Use<text:span text:style-name="T1"> </text:span>Case<text:span text:style-name="T1"> 16</text:span>:<text:span text:style-name="T1"> Contact Page</text:span></text:p>
      <text:p text:style-name="No_20_Spacing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5.B1" office:value-type="string">
            <text:p text:style-name="P13">Contact page</text:p>
          </table:table-cell>
          <table:table-cell table:style-name="Table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5.1">
          <table:table-cell table:style-name="Table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5.B2" office:value-type="string">
            <text:p text:style-name="P14">UC_MMP_016</text:p>
          </table:table-cell>
          <table:table-cell table:style-name="Table5.C2" office:value-type="string">
            <text:p text:style-name="P12">Priority</text:p>
          </table:table-cell>
          <table:table-cell table:style-name="Table5.D2" office:value-type="string">
            <text:p text:style-name="P14">Simple</text:p>
          </table:table-cell>
        </table:table-row>
        <table:table-row table:style-name="Table5.1">
          <table:table-cell table:style-name="Table5.A3" office:value-type="string">
            <text:p text:style-name="P11"><text:span text:style-name="T3">Primary</text:span><text:span text:style-name="T4"> </text:span>Actors</text:p>
          </table:table-cell>
          <table:table-cell table:style-name="Table5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<text:span text:style-name="T3">Other</text:span><text:span text:style-name="T4"> </text:span>Actors</text:p>
          </table:table-cell>
          <table:table-cell table:style-name="Table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"/>Description<text:bookmark-end text:name="__RefHeading__15_544521001144"/></text:h>
      <text:p text:style-name="P2"><text:tab/>User can view the particular member profile.</text:p>
      <text:h text:style-name="P50" text:outline-level="2"><text:bookmark text:name="__RefHeading__17_544521001144"/>Precondition<text:bookmark-end text:name="__RefHeading__17_544521001144"/></text:h>
      <text:p text:style-name="P4"><text:tab/>User is registered.</text:p>
      <text:h text:style-name="P51" text:outline-level="2"><text:bookmark text:name="__RefHeading__19_544521001144"/>Primary<text:span text:style-name="T4"> </text:span>Flow:<text:span text:style-name="T4"> </text:span><text:bookmark-end text:name="__RefHeading__19_544521001144"/></text:h>
      <text:p text:style-name="P36"><text:span text:style-name="T4"><text:tab/></text:span><text:span text:style-name="T14">Step 1:</text:span><text:span text:style-name="T4"> In this page shows to you particular member information, Member Availability time, Member prefered location</text:span></text:p>
      <text:p text:style-name="P17"><text:span text:style-name="T10">Step</text:span><text:span text:style-name="T12"> 2</text:span><text:span text:style-name="T10">:</text:span><text:span text:style-name="T12"> </text:span><text:span text:style-name="T8">By clicking the date picker, you will give <text:s/>your preferable date and time to meet.</text:span></text:p>
      <text:p text:style-name="P18"><text:span text:style-name="T11">Step 3:</text:span> By clicking the member prefered location tab. It will shows to you <text:s/>member<text:tab/></text:p>
      <text:p text:style-name="P38">prefered location</text:p>
      <text:p text:style-name="P38"><text:tab/><text:span text:style-name="T11">Step 4: </text:span>By clicking the my prefered location tab. It will shows to your prefered location<text:tab/></text:p>
      <text:p text:style-name="P38"><text:span text:style-name="T11"><text:tab/>Step 5: </text:span>By clicking the suggest new location tab. Here You will give a new prefered location</text:p>
      <text:p text:style-name="P38"><text:span text:style-name="T17"><text:s text:c="6"/></text:span><text:span text:style-name="T28">Step 6</text:span><text:span text:style-name="T29">:</text:span><text:span text:style-name="T17"> </text:span><text:span text:style-name="T21">Finally Summary column shows person name, date,time,location and purpose of meeting </text:span></text:p>
      <text:h text:style-name="P50" text:outline-level="2">Alternate<text:span text:style-name="T4"> </text:span>Flow</text:h>
      <text:p text:style-name="P3"><text:tab/>NA</text:p>
      <text:h text:style-name="P50" text:outline-level="2"><text:bookmark text:name="__RefHeading__23_544521001144"/>End<text:span text:style-name="T4"> </text:span>State<text:bookmark-end text:name="__RefHeading__23_544521001144"/></text:h>
      <text:p text:style-name="P27"><text:span text:style-name="T6"><text:tab/></text:span><text:span text:style-name="T26">Particular</text:span><text:span text:style-name="T6"> </text:span><text:span text:style-name="T23">Member full details is displayed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<text:soft-page-break/></text:p>
      <text:p text:style-name="P21"><text:span text:style-name="T15">Use</text:span><text:span text:style-name="T16"> </text:span><text:span text:style-name="T15">Case</text:span><text:span text:style-name="T16"> 17</text:span><text:span text:style-name="T15">:</text:span><text:span text:style-name="T16"> Change Password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4.B1" office:value-type="string">
            <text:p text:style-name="P13">Change Password</text:p>
          </table:table-cell>
          <table:table-cell table:style-name="Table4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4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4.1">
          <table:table-cell table:style-name="Table4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4.B2" office:value-type="string">
            <text:p text:style-name="P14">UC_MMP_017</text:p>
          </table:table-cell>
          <table:table-cell table:style-name="Table4.C2" office:value-type="string">
            <text:p text:style-name="P12">Priority</text:p>
          </table:table-cell>
          <table:table-cell table:style-name="Table4.D2" office:value-type="string">
            <text:p text:style-name="P14">Simple</text:p>
          </table:table-cell>
        </table:table-row>
        <table:table-row table:style-name="Table4.1">
          <table:table-cell table:style-name="Table4.A3" office:value-type="string">
            <text:p text:style-name="P11"><text:span text:style-name="T3">Primary</text:span><text:span text:style-name="T4"> </text:span>Actors</text:p>
          </table:table-cell>
          <table:table-cell table:style-name="Table4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<text:span text:style-name="T3">Other</text:span><text:span text:style-name="T4"> </text:span>Actors</text:p>
          </table:table-cell>
          <table:table-cell table:style-name="Table4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3"/>Description<text:bookmark-end text:name="__RefHeading__15_5445210011444111113"/></text:h>
      <text:p text:style-name="P2"><text:tab/>User can change their current password.</text:p>
      <text:h text:style-name="P50" text:outline-level="2"><text:bookmark text:name="__RefHeading__17_5445210011444111113"/>Precondition<text:bookmark-end text:name="__RefHeading__17_5445210011444111113"/></text:h>
      <text:p text:style-name="P4"><text:tab/>User is authenticated and user is in perference page [UC_MT_013].</text:p>
      <text:h text:style-name="P51" text:outline-level="2"><text:bookmark text:name="__RefHeading__19_5445210011444111113"/>Primary<text:span text:style-name="T4"> </text:span>Flow:<text:span text:style-name="T4"> </text:span><text:bookmark-end text:name="__RefHeading__19_5445210011444111113"/></text:h>
      <text:p text:style-name="P36"><text:span text:style-name="T4"><text:tab/></text:span><text:span text:style-name="T14">Step 1:</text:span><text:span text:style-name="T4"> Click password tab.</text:span></text:p>
      <text:p text:style-name="P36"><text:span text:style-name="T12"><text:tab/>Step 2: </text:span><text:span text:style-name="T8">Enter the current password and new password</text:span></text:p>
      <text:p text:style-name="P18"><text:span text:style-name="T11">Step 3:</text:span> Password is changed successfully.</text:p>
      <text:h text:style-name="P50" text:outline-level="2"><text:bookmark text:name="__RefHeading__21_5445210011344111113"/>Alternate<text:span text:style-name="T4"> </text:span>Flow<text:bookmark-end text:name="__RefHeading__21_5445210011344111113"/></text:h>
      <text:p text:style-name="P3"><text:tab/><text:span text:style-name="T11">Step 1: </text:span>If user dosen't give current password then prompt to enter current password</text:p>
      <text:p text:style-name="P3"><text:tab/><text:span text:style-name="T11">Step 2:</text:span> If new password doesn't match when confirm it, display 'password doesn't match'.</text:p>
      <text:h text:style-name="P50" text:outline-level="2">End<text:span text:style-name="T4"> </text:span>State</text:h>
      <text:p text:style-name="P26"><text:tab/>Current Password is changed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2"><text:soft-page-break/></text:p>
      <text:p text:style-name="P21"><text:span text:style-name="T15">Use</text:span><text:span text:style-name="T16"> </text:span><text:span text:style-name="T15">Case</text:span><text:span text:style-name="T16"> 18</text:span><text:span text:style-name="T15">:</text:span><text:span text:style-name="T16"> Signout</text:span></text:p>
      <text:p text:style-name="No_20_Spacing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5.B1" office:value-type="string">
            <text:p text:style-name="P13">signout</text:p>
          </table:table-cell>
          <table:table-cell table:style-name="Table3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5.1">
          <table:table-cell table:style-name="Table3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5.B2" office:value-type="string">
            <text:p text:style-name="P14">UC_MMP_018</text:p>
          </table:table-cell>
          <table:table-cell table:style-name="Table35.C2" office:value-type="string">
            <text:p text:style-name="P12">Priority</text:p>
          </table:table-cell>
          <table:table-cell table:style-name="Table35.D2" office:value-type="string">
            <text:p text:style-name="P14">Simple</text:p>
          </table:table-cell>
        </table:table-row>
        <table:table-row table:style-name="Table35.1">
          <table:table-cell table:style-name="Table35.A3" office:value-type="string">
            <text:p text:style-name="P11"><text:span text:style-name="T3">Primary</text:span><text:span text:style-name="T4"> </text:span>Actors</text:p>
          </table:table-cell>
          <table:table-cell table:style-name="Table35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11"><text:span text:style-name="T3">Other</text:span><text:span text:style-name="T4"> </text:span>Actors</text:p>
          </table:table-cell>
          <table:table-cell table:style-name="Table3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22"/>Description<text:bookmark-end text:name="__RefHeading__15_544521001144411111222"/></text:h>
      <text:p text:style-name="P2"><text:tab/>User session will be expired.</text:p>
      <text:h text:style-name="P50" text:outline-level="2"><text:bookmark text:name="__RefHeading__17_544521001144411111222"/>Precondition<text:bookmark-end text:name="__RefHeading__17_544521001144411111222"/></text:h>
      <text:p text:style-name="P4"><text:tab/>User is authenticated.</text:p>
      <text:h text:style-name="P51" text:outline-level="2"><text:bookmark text:name="__RefHeading__19_544521001144411111211"/>Primary<text:span text:style-name="T4"> </text:span>Flow:<text:span text:style-name="T4"> </text:span><text:bookmark-end text:name="__RefHeading__19_544521001144411111211"/></text:h>
      <text:p text:style-name="P36"><text:span text:style-name="T8"><text:tab/></text:span><text:span text:style-name="T13">Step 1:</text:span><text:span text:style-name="T8"> Click signout menu.</text:span></text:p>
      <text:p text:style-name="P18"/>
      <text:h text:style-name="P50" text:outline-level="2"><text:bookmark text:name="__RefHeading__21_544521001134411111211"/>Alternate<text:span text:style-name="T4"> </text:span>Flow<text:bookmark-end text:name="__RefHeading__21_544521001134411111211"/></text:h>
      <text:p text:style-name="P3"><text:tab/>NA</text:p>
      <text:p text:style-name="P3"/>
      <text:h text:style-name="P50" text:outline-level="2">End<text:span text:style-name="T4"> </text:span>State</text:h>
      <text:p text:style-name="P26"><text:tab/>User is sign out. </text:p>
      <text:p text:style-name="P28"><text:tab/></text:p>
      <text:p text:style-name="P23"/>
      <text:p text:style-name="P35"><text:tab/></text:p>
      <text:p text:style-name="P49"/>
      <text:p text:style-name="P22">Use<text:span text:style-name="T1"> </text:span>Case<text:span text:style-name="T1"> 19</text:span>:<text:span text:style-name="T1"> Invite A Friend</text:span></text:p>
      <text:p text:style-name="No_20_Spacing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9.B1" office:value-type="string">
            <text:p text:style-name="P13">Invite a Friend</text:p>
          </table:table-cell>
          <table:table-cell table:style-name="Table9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9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9.1">
          <table:table-cell table:style-name="Table9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9.B2" office:value-type="string">
            <text:p text:style-name="P14">UC_MMP_019</text:p>
          </table:table-cell>
          <table:table-cell table:style-name="Table9.C2" office:value-type="string">
            <text:p text:style-name="P12">Priority</text:p>
          </table:table-cell>
          <table:table-cell table:style-name="Table9.D2" office:value-type="string">
            <text:p text:style-name="P14">Simple</text:p>
          </table:table-cell>
        </table:table-row>
        <table:table-row table:style-name="Table9.1">
          <table:table-cell table:style-name="Table9.A3" office:value-type="string">
            <text:p text:style-name="P11"><text:span text:style-name="T3">Primary</text:span><text:span text:style-name="T4"> </text:span>Actors</text:p>
          </table:table-cell>
          <table:table-cell table:style-name="Table9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1"><text:span text:style-name="T3">Other</text:span><text:span text:style-name="T4"> </text:span>Actors</text:p>
          </table:table-cell>
          <table:table-cell table:style-name="Table9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11"/>Description<text:bookmark-end text:name="__RefHeading__15_544521001144411111211"/></text:h>
      <text:p text:style-name="P2"><text:tab/>User can invite their frineds to join in Meetmypeers.</text:p>
      <text:h text:style-name="P50" text:outline-level="2"><text:bookmark text:name="__RefHeading__17_544521001144411111211"/>Precondition<text:bookmark-end text:name="__RefHeading__17_544521001144411111211"/></text:h>
      <text:p text:style-name="P4"><text:tab/>User is in invite a friend page.</text:p>
      <text:h text:style-name="P51" text:outline-level="2">Primary<text:span text:style-name="T4"> </text:span>Flow:<text:span text:style-name="T4"> </text:span></text:h>
      <text:p text:style-name="P17"><text:span text:style-name="T10">Step</text:span><text:span text:style-name="T12"> </text:span><text:span text:style-name="T10">1:</text:span><text:span text:style-name="T12"> </text:span><text:span text:style-name="T8">Enter Friend's name, email address. <text:tab/> </text:span></text:p>
      <text:p text:style-name="P17"><text:span text:style-name="T13">Step 2:</text:span><text:span text:style-name="T8"> Invitation will be sent to that friend's email address to ask them to join.</text:span></text:p>
      <text:p text:style-name="P17"><text:span text:style-name="T13">Step 3:</text:span><text:span text:style-name="T8"> User got acknowledgement after an invitaton is sent to friend</text:span></text:p>
      <text:p text:style-name="P18"/>
      <text:h text:style-name="P50" text:outline-level="2"><text:bookmark text:name="__RefHeading__21_5445210011344111112221"/>Alternate<text:span text:style-name="T4"> </text:span>Flow<text:bookmark-end text:name="__RefHeading__21_5445210011344111112221"/></text:h>
      <text:p text:style-name="P3"><text:tab/><text:span text:style-name="T11">Step 1: </text:span>Ask user to enter valid friend's name and email address, if the details are not valid.</text:p>
      <text:h text:style-name="P50" text:outline-level="2"><text:bookmark text:name="__RefHeading__23_5445210011444111112221"/>End<text:span text:style-name="T4"> </text:span>State<text:bookmark-end text:name="__RefHeading__23_5445210011444111112221"/></text:h>
      <text:p text:style-name="P39"><text:span text:style-name="T9"><text:tab/></text:span><text:span text:style-name="T22">Friend is invited to join. 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2"><text:soft-page-break/></text:p>
      <text:p text:style-name="P22">Use<text:span text:style-name="T1"> </text:span>Case<text:span text:style-name="T1"> 20</text:span>:<text:span text:style-name="T1"> About My Peers</text:span></text:p>
      <text:p text:style-name="No_20_Spacing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7.B1" office:value-type="string">
            <text:p text:style-name="P13">Aboutmypeers</text:p>
          </table:table-cell>
          <table:table-cell table:style-name="Table7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7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7.1">
          <table:table-cell table:style-name="Table7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7.B2" office:value-type="string">
            <text:p text:style-name="P14">UC_MMP_020</text:p>
          </table:table-cell>
          <table:table-cell table:style-name="Table7.C2" office:value-type="string">
            <text:p text:style-name="P12">Priority</text:p>
          </table:table-cell>
          <table:table-cell table:style-name="Table7.D2" office:value-type="string">
            <text:p text:style-name="P14">Simple</text:p>
          </table:table-cell>
        </table:table-row>
        <table:table-row table:style-name="Table7.1">
          <table:table-cell table:style-name="Table7.A3" office:value-type="string">
            <text:p text:style-name="P11"><text:span text:style-name="T3">Primary</text:span><text:span text:style-name="T4"> </text:span>Actors</text:p>
          </table:table-cell>
          <table:table-cell table:style-name="Table7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1"><text:span text:style-name="T3">Other</text:span><text:span text:style-name="T4"> </text:span>Actors</text:p>
          </table:table-cell>
          <table:table-cell table:style-name="Table7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2111"/>Description<text:bookmark-end text:name="__RefHeading__15_54452100114441111122111"/></text:h>
      <text:p text:style-name="P2"><text:tab/>User can view the aboutmypeers page of meetmypeers.</text:p>
      <text:h text:style-name="P50" text:outline-level="2"><text:bookmark text:name="__RefHeading__17_54452100114441111122111"/>Precondition<text:bookmark-end text:name="__RefHeading__17_54452100114441111122111"/></text:h>
      <text:p text:style-name="P4"><text:tab/>NA.</text:p>
      <text:h text:style-name="P51" text:outline-level="2"><text:bookmark text:name="__RefHeading__19_54452100114441111122111"/>Primary<text:span text:style-name="T4"> </text:span>Flow:<text:span text:style-name="T4"> </text:span><text:bookmark-end text:name="__RefHeading__19_54452100114441111122111"/></text:h>
      <text:p text:style-name="P17"><text:span text:style-name="T10">Step</text:span><text:span text:style-name="T12"> </text:span><text:span text:style-name="T10">1:</text:span><text:span text:style-name="T12"> </text:span><text:span text:style-name="T8">Click aboutmypeers link in profile page</text:span></text:p>
      <text:h text:style-name="P50" text:outline-level="2"><text:bookmark text:name="__RefHeading__21_54452100113441111122111"/>Alternate<text:span text:style-name="T4"> </text:span>Flow<text:bookmark-end text:name="__RefHeading__21_54452100113441111122111"/></text:h>
      <text:p text:style-name="P3"><text:tab/>NA</text:p>
      <text:h text:style-name="P50" text:outline-level="2"><text:bookmark text:name="__RefHeading__23_54452100114441111122111"/>End<text:span text:style-name="T4"> </text:span>State<text:bookmark-end text:name="__RefHeading__23_54452100114441111122111"/></text:h>
      <text:p text:style-name="P34"><text:tab/>About page is displayed. </text:p>
      <text:h text:style-name="P52" text:outline-level="2"/>
      <text:p text:style-name="P49"/>
      <text:p text:style-name="P22">Use<text:span text:style-name="T1"> </text:span>Case<text:span text:style-name="T1"> 21</text:span>:<text:span text:style-name="T1"> Legal</text:span></text:p>
      <text:p text:style-name="No_20_Spacing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1.B1" office:value-type="string">
            <text:p text:style-name="P13">Legal</text:p>
          </table:table-cell>
          <table:table-cell table:style-name="Table2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1.1">
          <table:table-cell table:style-name="Table2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1.B2" office:value-type="string">
            <text:p text:style-name="P14">UC_MMP_021</text:p>
          </table:table-cell>
          <table:table-cell table:style-name="Table21.C2" office:value-type="string">
            <text:p text:style-name="P12">Priority</text:p>
          </table:table-cell>
          <table:table-cell table:style-name="Table21.D2" office:value-type="string">
            <text:p text:style-name="P14">Simple</text:p>
          </table:table-cell>
        </table:table-row>
        <table:table-row table:style-name="Table21.1">
          <table:table-cell table:style-name="Table21.A3" office:value-type="string">
            <text:p text:style-name="P11"><text:span text:style-name="T3">Primary</text:span><text:span text:style-name="T4"> </text:span>Actors</text:p>
          </table:table-cell>
          <table:table-cell table:style-name="Table21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1"><text:span text:style-name="T3">Other</text:span><text:span text:style-name="T4"> </text:span>Actors</text:p>
          </table:table-cell>
          <table:table-cell table:style-name="Table2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212112"/>Description<text:bookmark-end text:name="__RefHeading__15_5445210011444111112212112"/></text:h>
      <text:p text:style-name="P2"><text:tab/>User can view the legal page.</text:p>
      <text:h text:style-name="P50" text:outline-level="2"><text:bookmark text:name="__RefHeading__17_5445210011444111112212112"/>Precondition<text:bookmark-end text:name="__RefHeading__17_5445210011444111112212112"/></text:h>
      <text:p text:style-name="P4"><text:tab/>NA.</text:p>
      <text:h text:style-name="P51" text:outline-level="2"><text:bookmark text:name="__RefHeading__19_5445210011444111112212112"/>Primary<text:span text:style-name="T4"> </text:span>Flow:<text:span text:style-name="T4"> </text:span><text:bookmark-end text:name="__RefHeading__19_5445210011444111112212112"/></text:h>
      <text:p text:style-name="P17"><text:span text:style-name="T10">Step</text:span><text:span text:style-name="T12"> </text:span><text:span text:style-name="T10">1:</text:span><text:span text:style-name="T12"> </text:span><text:span text:style-name="T8">Click legal link in profile page </text:span></text:p>
      <text:h text:style-name="P50" text:outline-level="2"><text:bookmark text:name="__RefHeading__21_5445210011344111112212112"/>Alternate<text:span text:style-name="T4"> </text:span>Flow<text:bookmark-end text:name="__RefHeading__21_5445210011344111112212112"/></text:h>
      <text:p text:style-name="P3"><text:tab/>NA</text:p>
      <text:h text:style-name="P50" text:outline-level="2"><text:bookmark text:name="__RefHeading__23_5445210011444111112212112"/>End<text:span text:style-name="T4"> </text:span>State<text:bookmark-end text:name="__RefHeading__23_5445210011444111112212112"/></text:h>
      <text:p text:style-name="P28"><text:tab/><text:span text:style-name="T21">Terms and conditions page is displayed. </text:span></text:p>
      <text:p text:style-name="P22"/>
      <text:p text:style-name="P49"/>
      <text:p text:style-name="P21"><text:span text:style-name="T15">Use</text:span><text:span text:style-name="T16"> </text:span><text:span text:style-name="T15">Case</text:span><text:span text:style-name="T16"> 22</text:span><text:span text:style-name="T15">:</text:span><text:span text:style-name="T16"> Contact Us</text:span></text:p>
      <text:p text:style-name="No_20_Spacing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8.B1" office:value-type="string">
            <text:p text:style-name="P13">Contact Us</text:p>
          </table:table-cell>
          <table:table-cell table:style-name="Table8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8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8.1">
          <table:table-cell table:style-name="Table8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8.B2" office:value-type="string">
            <text:p text:style-name="P14">UC_MMP_022</text:p>
          </table:table-cell>
          <table:table-cell table:style-name="Table8.C2" office:value-type="string">
            <text:p text:style-name="P12">Priority</text:p>
          </table:table-cell>
          <table:table-cell table:style-name="Table8.D2" office:value-type="string">
            <text:p text:style-name="P14">Simple</text:p>
          </table:table-cell>
        </table:table-row>
        <table:table-row table:style-name="Table8.1">
          <table:table-cell table:style-name="Table8.A3" office:value-type="string">
            <text:p text:style-name="P11"><text:span text:style-name="T3">Primary</text:span><text:span text:style-name="T4"> </text:span>Actors</text:p>
          </table:table-cell>
          <table:table-cell table:style-name="Table8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1"><text:span text:style-name="T3">Other</text:span><text:span text:style-name="T4"> </text:span>Actors</text:p>
          </table:table-cell>
          <table:table-cell table:style-name="Table8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31"/>Description<text:bookmark-end text:name="__RefHeading__15_544521001144411111231"/></text:h>
      <text:p text:style-name="P2"><text:tab/>User can view contact page.</text:p>
      <text:h text:style-name="P50" text:outline-level="2"><text:bookmark text:name="__RefHeading__17_544521001144411111231"/>Precondition<text:bookmark-end text:name="__RefHeading__17_544521001144411111231"/></text:h>
      <text:p text:style-name="P4"><text:tab/>NA.</text:p>
      <text:h text:style-name="P51" text:outline-level="2"><text:bookmark text:name="__RefHeading__19_544521001144411111231"/>Primary<text:span text:style-name="T4"> </text:span>Flow:<text:span text:style-name="T4"> </text:span><text:bookmark-end text:name="__RefHeading__19_544521001144411111231"/></text:h>
      <text:p text:style-name="P17"><text:span text:style-name="T10">Step</text:span><text:span text:style-name="T12"> </text:span><text:span text:style-name="T10">1:</text:span><text:span text:style-name="T12"> </text:span><text:span text:style-name="T8">Click contact us link in footer </text:span></text:p>
      <text:p text:style-name="P18"/>
      <text:h text:style-name="P50" text:outline-level="2"><text:bookmark text:name="__RefHeading__21_544521001134411111231"/>Alternate<text:span text:style-name="T4"> </text:span>Flow<text:bookmark-end text:name="__RefHeading__21_544521001134411111231"/></text:h>
      <text:p text:style-name="P3"><text:tab/>NA</text:p>
      <text:h text:style-name="P50" text:outline-level="2"><text:bookmark text:name="__RefHeading__23_544521001144411111231"/>End<text:span text:style-name="T4"> </text:span>State<text:bookmark-end text:name="__RefHeading__23_544521001144411111231"/></text:h>
      <text:p text:style-name="P29"><text:tab/><text:span text:style-name="T21">Contact Us page is displayed.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</text:p>
      <text:p text:style-name="P22">Use<text:span text:style-name="T1"> </text:span>Case<text:span text:style-name="T1"> 23</text:span>:<text:span text:style-name="T1"> Feedback Form</text:span></text:p>
      <text:p text:style-name="No_20_Spacing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1.B1" office:value-type="string">
            <text:p text:style-name="P13">Feedback form</text:p>
          </table:table-cell>
          <table:table-cell table:style-name="Table3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1.1">
          <table:table-cell table:style-name="Table3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1.B2" office:value-type="string">
            <text:p text:style-name="P14">UC_MMP_023</text:p>
          </table:table-cell>
          <table:table-cell table:style-name="Table31.C2" office:value-type="string">
            <text:p text:style-name="P12">Priority</text:p>
          </table:table-cell>
          <table:table-cell table:style-name="Table31.D2" office:value-type="string">
            <text:p text:style-name="P14">Simple</text:p>
          </table:table-cell>
        </table:table-row>
        <table:table-row table:style-name="Table31.1">
          <table:table-cell table:style-name="Table31.A3" office:value-type="string">
            <text:p text:style-name="P11"><text:span text:style-name="T3">Primary</text:span><text:span text:style-name="T4"> </text:span>Actors</text:p>
          </table:table-cell>
          <table:table-cell table:style-name="Table31.B3" table:number-columns-spanned="3" office:value-type="string">
            <text:p text:style-name="P16">User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11"><text:span text:style-name="T3">Other</text:span><text:span text:style-name="T4"> </text:span>Actors</text:p>
          </table:table-cell>
          <table:table-cell table:style-name="Table3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50" text:outline-level="2"><text:bookmark text:name="__RefHeading__15_54452100114441111122121113"/>Description<text:bookmark-end text:name="__RefHeading__15_54452100114441111122121113"/></text:h>
      <text:p text:style-name="P2"><text:tab/>User can see the suggestion page.</text:p>
      <text:h text:style-name="P50" text:outline-level="2"><text:bookmark text:name="__RefHeading__17_54452100114441111122121112"/>Precondition<text:bookmark-end text:name="__RefHeading__17_54452100114441111122121112"/></text:h>
      <text:p text:style-name="P4"><text:tab/>NA.</text:p>
      <text:h text:style-name="P51" text:outline-level="2"><text:bookmark text:name="__RefHeading__19_54452100114441111122121112"/>Primary<text:span text:style-name="T4"> </text:span>Flow:<text:span text:style-name="T4"> </text:span><text:bookmark-end text:name="__RefHeading__19_54452100114441111122121112"/></text:h>
      <text:p text:style-name="P17"><text:span text:style-name="T10">Step</text:span><text:span text:style-name="T12"> </text:span><text:span text:style-name="T10">1:</text:span><text:span text:style-name="T12"> </text:span><text:span text:style-name="T8">Click help and suggestion link in home dashboard</text:span></text:p>
      <text:h text:style-name="P50" text:outline-level="2"><text:bookmark text:name="__RefHeading__21_54452100113441111122121112"/>Alternate<text:span text:style-name="T4"> </text:span>Flow<text:bookmark-end text:name="__RefHeading__21_54452100113441111122121112"/></text:h>
      <text:p text:style-name="P3"><text:tab/>NA</text:p>
      <text:h text:style-name="P50" text:outline-level="2"><text:bookmark text:name="__RefHeading__23_54452100114441111122121112"/>End<text:span text:style-name="T4"> </text:span>State<text:bookmark-end text:name="__RefHeading__23_54452100114441111122121112"/></text:h>
      <text:p text:style-name="P28"><text:span text:style-name="T1"><text:tab/></text:span><text:span text:style-name="T25">Suggestion page is displayed</text:span></text:p>
      <text:p text:style-name="P22"/>
      <text:p text:style-name="P22"/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atha" svg:font-family="Latha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line-height="100%" fo:keep-with-next="always"/>
      <style:text-properties style:font-name="Latha" fo:font-size="16pt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Style_20_Heading_20_1_20__2b__20_Bottom_3a__20__28_Single_20_solid_20_line_20_Gray-50_25__20__20_1.5_20_pt_20_Lin..." style:display-name="Style Heading 1 + Bottom: (Single solid line Gray-50%  1.5 pt Lin...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font-variant="small-caps" fo:color="#af1e23" style:font-name="Arial" fo:font-size="14pt" style:font-size-asian="14pt" style:font-name-complex="Times New Roman" style:font-size-complex="10pt"/>
    </style:style>
    <style:style style:name="No_20_Spacing" style:display-name="No Spacing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Verdana" fo:font-size="10pt" fo:language="en" fo:country="US" style:letter-kerning="true" style:font-name-asian="Times New Roman" style:font-size-asian="10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line-height="100%" fo:hyphenation-ladder-count="no-limit" fo:text-indent="-1.016cm" style:auto-text-indent="false" fo:keep-with-next="always"/>
      <style:text-properties fo:color="#943634" fo:font-size="12pt" fo:font-style="italic" fo:font-weight="bold" style:font-name-asian="Times New Roman" style:font-size-asian="12pt" style:font-style-asian="italic" style:font-weight-asian="bold" style:font-name-complex="Arial" style:font-size-complex="10pt" style:font-style-complex="italic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gHead_20_One" style:display-name="BigHead One" style:family="paragraph" style:parent-style-name="Standard">
      <style:paragraph-properties fo:margin-top="0cm" fo:margin-bottom="0cm" fo:line-height="100%" fo:text-align="justify" style:justify-single-word="false" style:text-autospace="none" style:punctuation-wrap="simple" style:vertical-align="baseline"/>
      <style:text-properties fo:font-variant="small-caps" style:font-name="Helvetica" fo:font-size="20pt" style:font-name-asian="Times New Roman" style:font-size-asian="20pt" style:font-name-complex="Times New Roman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line-height="100%"/>
      <style:text-properties fo:font-weight="bold" style:font-weight-asian="bold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heading" style:display-name="Main heading" style:family="paragraph" style:parent-style-name="Style_20_Heading_20_1_20__2b__20_Bottom_3a__20__28_Single_20_solid_20_line_20_Gray-50_25__20__20_1.5_20_pt_20_Lin...">
      <style:paragraph-properties fo:text-align="justify" style:justify-single-word="false"/>
      <style:text-properties fo:color="#7a0019" style:font-name="Verdana" style:font-name-complex="Verdan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67cm" fo:margin-bottom="0.96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17:04:41</meta:creation-date>
    <dc:date>2012-04-24T18:26:22</dc:date>
    <meta:editing-duration>P1DT14H42M38S</meta:editing-duration>
    <meta:editing-cycles>176</meta:editing-cycles>
    <meta:generator>LibreOffice/3.4$Linux LibreOffice_project/340m1$Build-302</meta:generator>
    <meta:document-statistic meta:table-count="24" meta:image-count="0" meta:object-count="0" meta:page-count="26" meta:paragraph-count="676" meta:word-count="2264" meta:character-count="13325" meta:non-whitespace-character-count="11493"/>
  </office:meta>
</office:document-meta>
</file>